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Timestamp on Tick</text:p>
          </table:table-cell>
          <table:table-cell office:value-type="string">
            <text:p>Latency After Decode</text:p>
          </table:table-cell>
          <table:table-cell office:value-type="string">
            <text:p>Bid</text:p>
          </table:table-cell>
          <table:table-cell office:value-type="string">
            <text:p>Ask</text:p>
          </table:table-cell>
          <table:table-cell/>
          <table:table-cell office:value-type="string">
            <text:p>Timestamp on Tick</text:p>
          </table:table-cell>
          <table:table-cell office:value-type="string">
            <text:p>Latency After Decode</text:p>
          </table:table-cell>
          <table:table-cell office:value-type="string">
            <text:p>Bid</text:p>
          </table:table-cell>
          <table:table-cell office:value-type="string">
            <text:p>Ask</text:p>
          </table:table-cell>
        </table:table-row>
        <table:table-row table:style-name="ro1">
          <table:table-cell office:value-type="float" office:value="1396642581.808">
            <text:p>1396642581.808</text:p>
          </table:table-cell>
          <table:table-cell office:value-type="float" office:value="11.706">
            <text:p>11.706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2581.808">
            <text:p>1396642581.808</text:p>
          </table:table-cell>
          <table:table-cell office:value-type="float" office:value="12.247">
            <text:p>12.247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2581.822">
            <text:p>1396642581.822</text:p>
          </table:table-cell>
          <table:table-cell office:value-type="float" office:value="14.219">
            <text:p>14.219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581.81">
            <text:p>1396642581.81</text:p>
          </table:table-cell>
          <table:table-cell office:value-type="float" office:value="110.85">
            <text:p>110.85</text:p>
          </table:table-cell>
          <table:table-cell office:value-type="float" office:value="1.37002">
            <text:p>1.37002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2582.322">
            <text:p>1396642582.322</text:p>
          </table:table-cell>
          <table:table-cell office:value-type="float" office:value="10.862">
            <text:p>10.862</text:p>
          </table:table-cell>
          <table:table-cell office:value-type="float" office:value="1.37001">
            <text:p>1.37001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2581.822">
            <text:p>1396642581.822</text:p>
          </table:table-cell>
          <table:table-cell office:value-type="float" office:value="100.326">
            <text:p>100.326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584.136">
            <text:p>1396642584.136</text:p>
          </table:table-cell>
          <table:table-cell office:value-type="float" office:value="10.848">
            <text:p>10.848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582.322">
            <text:p>1396642582.322</text:p>
          </table:table-cell>
          <table:table-cell office:value-type="float" office:value="12.363">
            <text:p>12.363</text:p>
          </table:table-cell>
          <table:table-cell office:value-type="float" office:value="1.37001">
            <text:p>1.37001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603.981">
            <text:p>1396642603.981</text:p>
          </table:table-cell>
          <table:table-cell office:value-type="float" office:value="11.329">
            <text:p>11.329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584.136">
            <text:p>1396642584.136</text:p>
          </table:table-cell>
          <table:table-cell office:value-type="float" office:value="12.199">
            <text:p>12.199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607.119">
            <text:p>1396642607.119</text:p>
          </table:table-cell>
          <table:table-cell office:value-type="float" office:value="10.61">
            <text:p>10.61</text:p>
          </table:table-cell>
          <table:table-cell office:value-type="float" office:value="1.36997">
            <text:p>1.36997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603.981">
            <text:p>1396642603.981</text:p>
          </table:table-cell>
          <table:table-cell office:value-type="float" office:value="12.917">
            <text:p>12.917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608.885">
            <text:p>1396642608.885</text:p>
          </table:table-cell>
          <table:table-cell office:value-type="float" office:value="11.36">
            <text:p>11.36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607.119">
            <text:p>1396642607.119</text:p>
          </table:table-cell>
          <table:table-cell office:value-type="float" office:value="11.721">
            <text:p>11.721</text:p>
          </table:table-cell>
          <table:table-cell office:value-type="float" office:value="1.36997">
            <text:p>1.36997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610.886">
            <text:p>1396642610.886</text:p>
          </table:table-cell>
          <table:table-cell office:value-type="float" office:value="19.53">
            <text:p>19.53</text:p>
          </table:table-cell>
          <table:table-cell office:value-type="float" office:value="1.37001">
            <text:p>1.37001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2608.885">
            <text:p>1396642608.885</text:p>
          </table:table-cell>
          <table:table-cell office:value-type="float" office:value="12.555">
            <text:p>12.555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626.905">
            <text:p>1396642626.905</text:p>
          </table:table-cell>
          <table:table-cell office:value-type="float" office:value="10.552">
            <text:p>10.552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610.886">
            <text:p>1396642610.886</text:p>
          </table:table-cell>
          <table:table-cell office:value-type="float" office:value="21.175">
            <text:p>21.175</text:p>
          </table:table-cell>
          <table:table-cell office:value-type="float" office:value="1.37001">
            <text:p>1.37001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629.755">
            <text:p>1396642629.755</text:p>
          </table:table-cell>
          <table:table-cell office:value-type="float" office:value="10.967">
            <text:p>10.967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626.905">
            <text:p>1396642626.905</text:p>
          </table:table-cell>
          <table:table-cell office:value-type="float" office:value="12.504">
            <text:p>12.504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636.724">
            <text:p>1396642636.724</text:p>
          </table:table-cell>
          <table:table-cell office:value-type="float" office:value="11.338">
            <text:p>11.338</text:p>
          </table:table-cell>
          <table:table-cell office:value-type="float" office:value="1.36998">
            <text:p>1.36998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629.755">
            <text:p>1396642629.755</text:p>
          </table:table-cell>
          <table:table-cell office:value-type="float" office:value="12.25">
            <text:p>12.25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638.874">
            <text:p>1396642638.874</text:p>
          </table:table-cell>
          <table:table-cell office:value-type="float" office:value="20.981">
            <text:p>20.981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636.724">
            <text:p>1396642636.724</text:p>
          </table:table-cell>
          <table:table-cell office:value-type="float" office:value="12.67">
            <text:p>12.67</text:p>
          </table:table-cell>
          <table:table-cell office:value-type="float" office:value="1.36998">
            <text:p>1.36998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658.518">
            <text:p>1396642658.518</text:p>
          </table:table-cell>
          <table:table-cell office:value-type="float" office:value="12.336">
            <text:p>12.336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638.874">
            <text:p>1396642638.874</text:p>
          </table:table-cell>
          <table:table-cell office:value-type="float" office:value="12.533">
            <text:p>12.533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677.643">
            <text:p>1396642677.643</text:p>
          </table:table-cell>
          <table:table-cell office:value-type="float" office:value="10.467">
            <text:p>10.467</text:p>
          </table:table-cell>
          <table:table-cell office:value-type="float" office:value="1.37001">
            <text:p>1.37001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2658.518">
            <text:p>1396642658.518</text:p>
          </table:table-cell>
          <table:table-cell office:value-type="float" office:value="12.842">
            <text:p>12.842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678.088">
            <text:p>1396642678.088</text:p>
          </table:table-cell>
          <table:table-cell office:value-type="float" office:value="12.535">
            <text:p>12.535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677.643">
            <text:p>1396642677.643</text:p>
          </table:table-cell>
          <table:table-cell office:value-type="float" office:value="12.459">
            <text:p>12.459</text:p>
          </table:table-cell>
          <table:table-cell office:value-type="float" office:value="1.37001">
            <text:p>1.37001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693.012">
            <text:p>1396642693.012</text:p>
          </table:table-cell>
          <table:table-cell office:value-type="float" office:value="11.861">
            <text:p>11.861</text:p>
          </table:table-cell>
          <table:table-cell office:value-type="float" office:value="1.37002">
            <text:p>1.37002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2678.088">
            <text:p>1396642678.088</text:p>
          </table:table-cell>
          <table:table-cell office:value-type="float" office:value="87.443">
            <text:p>87.443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714.912">
            <text:p>1396642714.912</text:p>
          </table:table-cell>
          <table:table-cell office:value-type="float" office:value="13.4">
            <text:p>13.4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693.012">
            <text:p>1396642693.012</text:p>
          </table:table-cell>
          <table:table-cell office:value-type="float" office:value="11.894">
            <text:p>11.894</text:p>
          </table:table-cell>
          <table:table-cell office:value-type="float" office:value="1.37002">
            <text:p>1.37002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715.213">
            <text:p>1396642715.213</text:p>
          </table:table-cell>
          <table:table-cell office:value-type="float" office:value="11.874">
            <text:p>11.874</text:p>
          </table:table-cell>
          <table:table-cell office:value-type="float" office:value="1.37001">
            <text:p>1.37001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714.912">
            <text:p>1396642714.912</text:p>
          </table:table-cell>
          <table:table-cell office:value-type="float" office:value="14.348">
            <text:p>14.348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715.482">
            <text:p>1396642715.482</text:p>
          </table:table-cell>
          <table:table-cell office:value-type="float" office:value="959.983">
            <text:p>959.983</text:p>
          </table:table-cell>
          <table:table-cell office:value-type="float" office:value="1.36998">
            <text:p>1.36998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2715.213">
            <text:p>1396642715.213</text:p>
          </table:table-cell>
          <table:table-cell office:value-type="float" office:value="13.524">
            <text:p>13.524</text:p>
          </table:table-cell>
          <table:table-cell office:value-type="float" office:value="1.37001">
            <text:p>1.37001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728.213">
            <text:p>1396642728.213</text:p>
          </table:table-cell>
          <table:table-cell office:value-type="float" office:value="11.32">
            <text:p>11.32</text:p>
          </table:table-cell>
          <table:table-cell office:value-type="float" office:value="1.36999">
            <text:p>1.36999</text:p>
          </table:table-cell>
          <table:table-cell office:value-type="float" office:value="1.3701">
            <text:p>1.3701</text:p>
          </table:table-cell>
          <table:table-cell/>
          <table:table-cell office:value-type="float" office:value="1396642715.224">
            <text:p>1396642715.224</text:p>
          </table:table-cell>
          <table:table-cell office:value-type="float" office:value="105.933">
            <text:p>105.933</text:p>
          </table:table-cell>
          <table:table-cell office:value-type="float" office:value="1.36999">
            <text:p>1.36999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732.492">
            <text:p>1396642732.492</text:p>
          </table:table-cell>
          <table:table-cell office:value-type="float" office:value="12.227">
            <text:p>12.227</text:p>
          </table:table-cell>
          <table:table-cell office:value-type="float" office:value="1.36997">
            <text:p>1.36997</text:p>
          </table:table-cell>
          <table:table-cell office:value-type="float" office:value="1.37008">
            <text:p>1.37008</text:p>
          </table:table-cell>
          <table:table-cell/>
          <table:table-cell office:value-type="float" office:value="1396642715.225">
            <text:p>1396642715.225</text:p>
          </table:table-cell>
          <table:table-cell office:value-type="float" office:value="106.663">
            <text:p>106.663</text:p>
          </table:table-cell>
          <table:table-cell office:value-type="float" office:value="1.36998">
            <text:p>1.36998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733.259">
            <text:p>1396642733.259</text:p>
          </table:table-cell>
          <table:table-cell office:value-type="float" office:value="14.539">
            <text:p>14.539</text:p>
          </table:table-cell>
          <table:table-cell office:value-type="float" office:value="1.36999">
            <text:p>1.36999</text:p>
          </table:table-cell>
          <table:table-cell office:value-type="float" office:value="1.3701">
            <text:p>1.3701</text:p>
          </table:table-cell>
          <table:table-cell/>
          <table:table-cell office:value-type="float" office:value="1396642715.482">
            <text:p>1396642715.482</text:p>
          </table:table-cell>
          <table:table-cell office:value-type="float" office:value="43.656">
            <text:p>43.656</text:p>
          </table:table-cell>
          <table:table-cell office:value-type="float" office:value="1.36998">
            <text:p>1.36998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2737.198">
            <text:p>1396642737.198</text:p>
          </table:table-cell>
          <table:table-cell office:value-type="float" office:value="10.289">
            <text:p>10.289</text:p>
          </table:table-cell>
          <table:table-cell office:value-type="float" office:value="1.36998">
            <text:p>1.36998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2728.213">
            <text:p>1396642728.213</text:p>
          </table:table-cell>
          <table:table-cell office:value-type="float" office:value="13.073">
            <text:p>13.073</text:p>
          </table:table-cell>
          <table:table-cell office:value-type="float" office:value="1.36999">
            <text:p>1.36999</text:p>
          </table:table-cell>
          <table:table-cell office:value-type="float" office:value="1.3701">
            <text:p>1.3701</text:p>
          </table:table-cell>
        </table:table-row>
        <table:table-row table:style-name="ro1">
          <table:table-cell office:value-type="float" office:value="1396642737.595">
            <text:p>1396642737.595</text:p>
          </table:table-cell>
          <table:table-cell office:value-type="float" office:value="22.346">
            <text:p>22.346</text:p>
          </table:table-cell>
          <table:table-cell office:value-type="float" office:value="1.37">
            <text:p>1.37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2732.492">
            <text:p>1396642732.492</text:p>
          </table:table-cell>
          <table:table-cell office:value-type="float" office:value="13.977">
            <text:p>13.977</text:p>
          </table:table-cell>
          <table:table-cell office:value-type="float" office:value="1.36997">
            <text:p>1.36997</text:p>
          </table:table-cell>
          <table:table-cell office:value-type="float" office:value="1.37008">
            <text:p>1.37008</text:p>
          </table:table-cell>
        </table:table-row>
        <table:table-row table:style-name="ro1">
          <table:table-cell office:value-type="float" office:value="1396642746.477">
            <text:p>1396642746.477</text:p>
          </table:table-cell>
          <table:table-cell office:value-type="float" office:value="11.838">
            <text:p>11.838</text:p>
          </table:table-cell>
          <table:table-cell office:value-type="float" office:value="1.37">
            <text:p>1.37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2733.259">
            <text:p>1396642733.259</text:p>
          </table:table-cell>
          <table:table-cell office:value-type="float" office:value="16.304">
            <text:p>16.304</text:p>
          </table:table-cell>
          <table:table-cell office:value-type="float" office:value="1.36999">
            <text:p>1.36999</text:p>
          </table:table-cell>
          <table:table-cell office:value-type="float" office:value="1.3701">
            <text:p>1.3701</text:p>
          </table:table-cell>
        </table:table-row>
        <table:table-row table:style-name="ro1">
          <table:table-cell office:value-type="float" office:value="1396642759.319">
            <text:p>1396642759.319</text:p>
          </table:table-cell>
          <table:table-cell office:value-type="float" office:value="11.55">
            <text:p>11.55</text:p>
          </table:table-cell>
          <table:table-cell office:value-type="float" office:value="1.36998">
            <text:p>1.36998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2737.198">
            <text:p>1396642737.198</text:p>
          </table:table-cell>
          <table:table-cell office:value-type="float" office:value="12.207">
            <text:p>12.207</text:p>
          </table:table-cell>
          <table:table-cell office:value-type="float" office:value="1.36998">
            <text:p>1.36998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2770.076">
            <text:p>1396642770.076</text:p>
          </table:table-cell>
          <table:table-cell office:value-type="float" office:value="10.916">
            <text:p>10.916</text:p>
          </table:table-cell>
          <table:table-cell office:value-type="float" office:value="1.36995">
            <text:p>1.36995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2737.595">
            <text:p>1396642737.595</text:p>
          </table:table-cell>
          <table:table-cell office:value-type="float" office:value="23.171">
            <text:p>23.171</text:p>
          </table:table-cell>
          <table:table-cell office:value-type="float" office:value="1.37">
            <text:p>1.37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2770.723">
            <text:p>1396642770.723</text:p>
          </table:table-cell>
          <table:table-cell office:value-type="float" office:value="10.63">
            <text:p>10.63</text:p>
          </table:table-cell>
          <table:table-cell office:value-type="float" office:value="1.36998">
            <text:p>1.36998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2746.477">
            <text:p>1396642746.477</text:p>
          </table:table-cell>
          <table:table-cell office:value-type="float" office:value="13.46">
            <text:p>13.46</text:p>
          </table:table-cell>
          <table:table-cell office:value-type="float" office:value="1.37">
            <text:p>1.37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2779.484">
            <text:p>1396642779.484</text:p>
          </table:table-cell>
          <table:table-cell office:value-type="float" office:value="12.394">
            <text:p>12.394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759.319">
            <text:p>1396642759.319</text:p>
          </table:table-cell>
          <table:table-cell office:value-type="float" office:value="11.879">
            <text:p>11.879</text:p>
          </table:table-cell>
          <table:table-cell office:value-type="float" office:value="1.36998">
            <text:p>1.36998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794.157">
            <text:p>1396642794.157</text:p>
          </table:table-cell>
          <table:table-cell office:value-type="float" office:value="10.407">
            <text:p>10.407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770.076">
            <text:p>1396642770.076</text:p>
          </table:table-cell>
          <table:table-cell office:value-type="float" office:value="11.545">
            <text:p>11.545</text:p>
          </table:table-cell>
          <table:table-cell office:value-type="float" office:value="1.36995">
            <text:p>1.36995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2795.122">
            <text:p>1396642795.122</text:p>
          </table:table-cell>
          <table:table-cell office:value-type="float" office:value="11.911">
            <text:p>11.911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770.723">
            <text:p>1396642770.723</text:p>
          </table:table-cell>
          <table:table-cell office:value-type="float" office:value="11.175">
            <text:p>11.175</text:p>
          </table:table-cell>
          <table:table-cell office:value-type="float" office:value="1.36998">
            <text:p>1.36998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2799.979">
            <text:p>1396642799.979</text:p>
          </table:table-cell>
          <table:table-cell office:value-type="float" office:value="11.284">
            <text:p>11.284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779.484">
            <text:p>1396642779.484</text:p>
          </table:table-cell>
          <table:table-cell office:value-type="float" office:value="12.274">
            <text:p>12.274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10.015">
            <text:p>1396642810.015</text:p>
          </table:table-cell>
          <table:table-cell office:value-type="float" office:value="10.873">
            <text:p>10.873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794.157">
            <text:p>1396642794.157</text:p>
          </table:table-cell>
          <table:table-cell office:value-type="float" office:value="11.679">
            <text:p>11.679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815.707">
            <text:p>1396642815.707</text:p>
          </table:table-cell>
          <table:table-cell office:value-type="float" office:value="11.669">
            <text:p>11.669</text:p>
          </table:table-cell>
          <table:table-cell office:value-type="float" office:value="1.36998">
            <text:p>1.36998</text:p>
          </table:table-cell>
          <table:table-cell office:value-type="float" office:value="1.37009">
            <text:p>1.37009</text:p>
          </table:table-cell>
          <table:table-cell/>
          <table:table-cell office:value-type="float" office:value="1396642795.122">
            <text:p>1396642795.122</text:p>
          </table:table-cell>
          <table:table-cell office:value-type="float" office:value="12.524">
            <text:p>12.524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25.791">
            <text:p>1396642825.791</text:p>
          </table:table-cell>
          <table:table-cell office:value-type="float" office:value="10.835">
            <text:p>10.835</text:p>
          </table:table-cell>
          <table:table-cell office:value-type="float" office:value="1.36998">
            <text:p>1.36998</text:p>
          </table:table-cell>
          <table:table-cell office:value-type="float" office:value="1.3701">
            <text:p>1.3701</text:p>
          </table:table-cell>
          <table:table-cell/>
          <table:table-cell office:value-type="float" office:value="1396642799.979">
            <text:p>1396642799.979</text:p>
          </table:table-cell>
          <table:table-cell office:value-type="float" office:value="12.325">
            <text:p>12.325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827.113">
            <text:p>1396642827.113</text:p>
          </table:table-cell>
          <table:table-cell office:value-type="float" office:value="10.594">
            <text:p>10.594</text:p>
          </table:table-cell>
          <table:table-cell office:value-type="float" office:value="1.36999">
            <text:p>1.36999</text:p>
          </table:table-cell>
          <table:table-cell office:value-type="float" office:value="1.37009">
            <text:p>1.37009</text:p>
          </table:table-cell>
          <table:table-cell/>
          <table:table-cell office:value-type="float" office:value="1396642810.015">
            <text:p>1396642810.015</text:p>
          </table:table-cell>
          <table:table-cell office:value-type="float" office:value="12.41">
            <text:p>12.41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27.127">
            <text:p>1396642827.127</text:p>
          </table:table-cell>
          <table:table-cell office:value-type="float" office:value="11.851">
            <text:p>11.851</text:p>
          </table:table-cell>
          <table:table-cell office:value-type="float" office:value="1.36997">
            <text:p>1.36997</text:p>
          </table:table-cell>
          <table:table-cell office:value-type="float" office:value="1.37008">
            <text:p>1.37008</text:p>
          </table:table-cell>
          <table:table-cell/>
          <table:table-cell office:value-type="float" office:value="1396642815.707">
            <text:p>1396642815.707</text:p>
          </table:table-cell>
          <table:table-cell office:value-type="float" office:value="12.328">
            <text:p>12.328</text:p>
          </table:table-cell>
          <table:table-cell office:value-type="float" office:value="1.36998">
            <text:p>1.36998</text:p>
          </table:table-cell>
          <table:table-cell office:value-type="float" office:value="1.37009">
            <text:p>1.37009</text:p>
          </table:table-cell>
        </table:table-row>
        <table:table-row table:style-name="ro1">
          <table:table-cell office:value-type="float" office:value="1396642828.761">
            <text:p>1396642828.761</text:p>
          </table:table-cell>
          <table:table-cell office:value-type="float" office:value="10.496">
            <text:p>10.496</text:p>
          </table:table-cell>
          <table:table-cell office:value-type="float" office:value="1.36998">
            <text:p>1.36998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2825.791">
            <text:p>1396642825.791</text:p>
          </table:table-cell>
          <table:table-cell office:value-type="float" office:value="12.387">
            <text:p>12.387</text:p>
          </table:table-cell>
          <table:table-cell office:value-type="float" office:value="1.36998">
            <text:p>1.36998</text:p>
          </table:table-cell>
          <table:table-cell office:value-type="float" office:value="1.3701">
            <text:p>1.3701</text:p>
          </table:table-cell>
        </table:table-row>
        <table:table-row table:style-name="ro1">
          <table:table-cell office:value-type="float" office:value="1396642828.772">
            <text:p>1396642828.772</text:p>
          </table:table-cell>
          <table:table-cell office:value-type="float" office:value="14.675">
            <text:p>14.675</text:p>
          </table:table-cell>
          <table:table-cell office:value-type="float" office:value="1.37">
            <text:p>1.37</text:p>
          </table:table-cell>
          <table:table-cell office:value-type="float" office:value="1.37009">
            <text:p>1.37009</text:p>
          </table:table-cell>
          <table:table-cell/>
          <table:table-cell office:value-type="float" office:value="1396642827.113">
            <text:p>1396642827.113</text:p>
          </table:table-cell>
          <table:table-cell office:value-type="float" office:value="11.458">
            <text:p>11.458</text:p>
          </table:table-cell>
          <table:table-cell office:value-type="float" office:value="1.36999">
            <text:p>1.36999</text:p>
          </table:table-cell>
          <table:table-cell office:value-type="float" office:value="1.37009">
            <text:p>1.37009</text:p>
          </table:table-cell>
        </table:table-row>
        <table:table-row table:style-name="ro1">
          <table:table-cell office:value-type="float" office:value="1396642828.821">
            <text:p>1396642828.821</text:p>
          </table:table-cell>
          <table:table-cell office:value-type="float" office:value="18.126">
            <text:p>18.126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827.118">
            <text:p>1396642827.118</text:p>
          </table:table-cell>
          <table:table-cell office:value-type="float" office:value="108.876">
            <text:p>108.876</text:p>
          </table:table-cell>
          <table:table-cell office:value-type="float" office:value="1.36997">
            <text:p>1.36997</text:p>
          </table:table-cell>
          <table:table-cell office:value-type="float" office:value="1.37009">
            <text:p>1.37009</text:p>
          </table:table-cell>
        </table:table-row>
        <table:table-row table:style-name="ro1">
          <table:table-cell office:value-type="float" office:value="1396642829.021">
            <text:p>1396642829.021</text:p>
          </table:table-cell>
          <table:table-cell office:value-type="float" office:value="12.429">
            <text:p>12.429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827.127">
            <text:p>1396642827.127</text:p>
          </table:table-cell>
          <table:table-cell office:value-type="float" office:value="101.818">
            <text:p>101.818</text:p>
          </table:table-cell>
          <table:table-cell office:value-type="float" office:value="1.36997">
            <text:p>1.36997</text:p>
          </table:table-cell>
          <table:table-cell office:value-type="float" office:value="1.37008">
            <text:p>1.37008</text:p>
          </table:table-cell>
        </table:table-row>
        <table:table-row table:style-name="ro1">
          <table:table-cell office:value-type="float" office:value="1396642834.932">
            <text:p>1396642834.932</text:p>
          </table:table-cell>
          <table:table-cell office:value-type="float" office:value="10.52">
            <text:p>10.52</text:p>
          </table:table-cell>
          <table:table-cell office:value-type="float" office:value="1.37001">
            <text:p>1.37001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2828.761">
            <text:p>1396642828.761</text:p>
          </table:table-cell>
          <table:table-cell office:value-type="float" office:value="11.135">
            <text:p>11.135</text:p>
          </table:table-cell>
          <table:table-cell office:value-type="float" office:value="1.36998">
            <text:p>1.36998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2853.83">
            <text:p>1396642853.83</text:p>
          </table:table-cell>
          <table:table-cell office:value-type="float" office:value="14.132">
            <text:p>14.132</text:p>
          </table:table-cell>
          <table:table-cell office:value-type="float" office:value="1.37">
            <text:p>1.37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828.772">
            <text:p>1396642828.772</text:p>
          </table:table-cell>
          <table:table-cell office:value-type="float" office:value="100.084">
            <text:p>100.084</text:p>
          </table:table-cell>
          <table:table-cell office:value-type="float" office:value="1.37">
            <text:p>1.37</text:p>
          </table:table-cell>
          <table:table-cell office:value-type="float" office:value="1.37009">
            <text:p>1.37009</text:p>
          </table:table-cell>
        </table:table-row>
        <table:table-row table:style-name="ro1">
          <table:table-cell office:value-type="float" office:value="1396642858.712">
            <text:p>1396642858.712</text:p>
          </table:table-cell>
          <table:table-cell office:value-type="float" office:value="10.975">
            <text:p>10.975</text:p>
          </table:table-cell>
          <table:table-cell office:value-type="float" office:value="1.37002">
            <text:p>1.37002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2828.821">
            <text:p>1396642828.821</text:p>
          </table:table-cell>
          <table:table-cell office:value-type="float" office:value="152.796">
            <text:p>152.796</text:p>
          </table:table-cell>
          <table:table-cell office:value-type="float" office:value="1.36999">
            <text:p>1.36999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61.113">
            <text:p>1396642861.113</text:p>
          </table:table-cell>
          <table:table-cell office:value-type="float" office:value="14.221">
            <text:p>14.221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829.021">
            <text:p>1396642829.021</text:p>
          </table:table-cell>
          <table:table-cell office:value-type="float" office:value="52.117">
            <text:p>52.117</text:p>
          </table:table-cell>
          <table:table-cell office:value-type="float" office:value="1.37001">
            <text:p>1.37001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61.119">
            <text:p>1396642861.119</text:p>
          </table:table-cell>
          <table:table-cell office:value-type="float" office:value="25.165">
            <text:p>25.165</text:p>
          </table:table-cell>
          <table:table-cell office:value-type="float" office:value="1.36999">
            <text:p>1.36999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2834.932">
            <text:p>1396642834.932</text:p>
          </table:table-cell>
          <table:table-cell office:value-type="float" office:value="12.623">
            <text:p>12.623</text:p>
          </table:table-cell>
          <table:table-cell office:value-type="float" office:value="1.37001">
            <text:p>1.37001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2861.212">
            <text:p>1396642861.212</text:p>
          </table:table-cell>
          <table:table-cell office:value-type="float" office:value="10.93">
            <text:p>10.93</text:p>
          </table:table-cell>
          <table:table-cell office:value-type="float" office:value="1.37">
            <text:p>1.37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2853.83">
            <text:p>1396642853.83</text:p>
          </table:table-cell>
          <table:table-cell office:value-type="float" office:value="14.544">
            <text:p>14.544</text:p>
          </table:table-cell>
          <table:table-cell office:value-type="float" office:value="1.37">
            <text:p>1.37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62.311">
            <text:p>1396642862.311</text:p>
          </table:table-cell>
          <table:table-cell office:value-type="float" office:value="11.852">
            <text:p>11.852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858.712">
            <text:p>1396642858.712</text:p>
          </table:table-cell>
          <table:table-cell office:value-type="float" office:value="12.77">
            <text:p>12.77</text:p>
          </table:table-cell>
          <table:table-cell office:value-type="float" office:value="1.37002">
            <text:p>1.37002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2865.353">
            <text:p>1396642865.353</text:p>
          </table:table-cell>
          <table:table-cell office:value-type="float" office:value="11.75">
            <text:p>11.75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2861.113">
            <text:p>1396642861.113</text:p>
          </table:table-cell>
          <table:table-cell office:value-type="float" office:value="14.332">
            <text:p>14.332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888.914">
            <text:p>1396642888.914</text:p>
          </table:table-cell>
          <table:table-cell office:value-type="float" office:value="12.473">
            <text:p>12.473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861.119">
            <text:p>1396642861.119</text:p>
          </table:table-cell>
          <table:table-cell office:value-type="float" office:value="107.957">
            <text:p>107.957</text:p>
          </table:table-cell>
          <table:table-cell office:value-type="float" office:value="1.36999">
            <text:p>1.36999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2891.585">
            <text:p>1396642891.585</text:p>
          </table:table-cell>
          <table:table-cell office:value-type="float" office:value="211.446">
            <text:p>211.446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861.212">
            <text:p>1396642861.212</text:p>
          </table:table-cell>
          <table:table-cell office:value-type="float" office:value="117.095">
            <text:p>117.095</text:p>
          </table:table-cell>
          <table:table-cell office:value-type="float" office:value="1.37">
            <text:p>1.37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2950.673">
            <text:p>1396642950.673</text:p>
          </table:table-cell>
          <table:table-cell office:value-type="float" office:value="12.689">
            <text:p>12.689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2862.311">
            <text:p>1396642862.311</text:p>
          </table:table-cell>
          <table:table-cell office:value-type="float" office:value="11.98">
            <text:p>11.98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951.722">
            <text:p>1396642951.722</text:p>
          </table:table-cell>
          <table:table-cell office:value-type="float" office:value="11.595">
            <text:p>11.595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865.353">
            <text:p>1396642865.353</text:p>
          </table:table-cell>
          <table:table-cell office:value-type="float" office:value="13.686">
            <text:p>13.686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2955.133">
            <text:p>1396642955.133</text:p>
          </table:table-cell>
          <table:table-cell office:value-type="float" office:value="23.764">
            <text:p>23.764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2888.914">
            <text:p>1396642888.914</text:p>
          </table:table-cell>
          <table:table-cell office:value-type="float" office:value="13.763">
            <text:p>13.763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957.615">
            <text:p>1396642957.615</text:p>
          </table:table-cell>
          <table:table-cell office:value-type="float" office:value="24.708">
            <text:p>24.708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891.585">
            <text:p>1396642891.585</text:p>
          </table:table-cell>
          <table:table-cell office:value-type="float" office:value="1213.319">
            <text:p>1213.319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957.617">
            <text:p>1396642957.617</text:p>
          </table:table-cell>
          <table:table-cell office:value-type="float" office:value="54.33">
            <text:p>54.33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2950.673">
            <text:p>1396642950.673</text:p>
          </table:table-cell>
          <table:table-cell office:value-type="float" office:value="31.535">
            <text:p>31.535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2959.048">
            <text:p>1396642959.048</text:p>
          </table:table-cell>
          <table:table-cell office:value-type="float" office:value="22.654">
            <text:p>22.654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2951.722">
            <text:p>1396642951.722</text:p>
          </table:table-cell>
          <table:table-cell office:value-type="float" office:value="23.579">
            <text:p>23.579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962.821">
            <text:p>1396642962.821</text:p>
          </table:table-cell>
          <table:table-cell office:value-type="float" office:value="24.207">
            <text:p>24.207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2955.133">
            <text:p>1396642955.133</text:p>
          </table:table-cell>
          <table:table-cell office:value-type="float" office:value="14.45">
            <text:p>14.45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2962.824">
            <text:p>1396642962.824</text:p>
          </table:table-cell>
          <table:table-cell office:value-type="float" office:value="48.593">
            <text:p>48.593</text:p>
          </table:table-cell>
          <table:table-cell office:value-type="float" office:value="1.37003">
            <text:p>1.37003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2957.615">
            <text:p>1396642957.615</text:p>
          </table:table-cell>
          <table:table-cell office:value-type="float" office:value="12.498">
            <text:p>12.498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962.914">
            <text:p>1396642962.914</text:p>
          </table:table-cell>
          <table:table-cell office:value-type="float" office:value="24.228">
            <text:p>24.228</text:p>
          </table:table-cell>
          <table:table-cell office:value-type="float" office:value="1.37006">
            <text:p>1.37006</text:p>
          </table:table-cell>
          <table:table-cell office:value-type="float" office:value="1.3702">
            <text:p>1.3702</text:p>
          </table:table-cell>
          <table:table-cell/>
          <table:table-cell office:value-type="float" office:value="1396642957.617">
            <text:p>1396642957.617</text:p>
          </table:table-cell>
          <table:table-cell office:value-type="float" office:value="111.626">
            <text:p>111.626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2962.935">
            <text:p>1396642962.935</text:p>
          </table:table-cell>
          <table:table-cell office:value-type="float" office:value="32.644">
            <text:p>32.644</text:p>
          </table:table-cell>
          <table:table-cell office:value-type="float" office:value="1.37007">
            <text:p>1.37007</text:p>
          </table:table-cell>
          <table:table-cell office:value-type="float" office:value="1.37026">
            <text:p>1.37026</text:p>
          </table:table-cell>
          <table:table-cell/>
          <table:table-cell office:value-type="float" office:value="1396642959.048">
            <text:p>1396642959.048</text:p>
          </table:table-cell>
          <table:table-cell office:value-type="float" office:value="12.276">
            <text:p>12.276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2963.114">
            <text:p>1396642963.114</text:p>
          </table:table-cell>
          <table:table-cell office:value-type="float" office:value="25.821">
            <text:p>25.821</text:p>
          </table:table-cell>
          <table:table-cell office:value-type="float" office:value="1.37008">
            <text:p>1.37008</text:p>
          </table:table-cell>
          <table:table-cell office:value-type="float" office:value="1.37026">
            <text:p>1.37026</text:p>
          </table:table-cell>
          <table:table-cell/>
          <table:table-cell office:value-type="float" office:value="1396642962.821">
            <text:p>1396642962.821</text:p>
          </table:table-cell>
          <table:table-cell office:value-type="float" office:value="12.38">
            <text:p>12.38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2963.311">
            <text:p>1396642963.311</text:p>
          </table:table-cell>
          <table:table-cell office:value-type="float" office:value="23.362">
            <text:p>23.362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2962.824">
            <text:p>1396642962.824</text:p>
          </table:table-cell>
          <table:table-cell office:value-type="float" office:value="109.017">
            <text:p>109.017</text:p>
          </table:table-cell>
          <table:table-cell office:value-type="float" office:value="1.37003">
            <text:p>1.37003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2963.423">
            <text:p>1396642963.423</text:p>
          </table:table-cell>
          <table:table-cell office:value-type="float" office:value="23.383">
            <text:p>23.383</text:p>
          </table:table-cell>
          <table:table-cell office:value-type="float" office:value="1.37009">
            <text:p>1.37009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2962.914">
            <text:p>1396642962.914</text:p>
          </table:table-cell>
          <table:table-cell office:value-type="float" office:value="120.431">
            <text:p>120.431</text:p>
          </table:table-cell>
          <table:table-cell office:value-type="float" office:value="1.37006">
            <text:p>1.37006</text:p>
          </table:table-cell>
          <table:table-cell office:value-type="float" office:value="1.3702">
            <text:p>1.3702</text:p>
          </table:table-cell>
        </table:table-row>
        <table:table-row table:style-name="ro1">
          <table:table-cell office:value-type="float" office:value="1396642964.114">
            <text:p>1396642964.114</text:p>
          </table:table-cell>
          <table:table-cell office:value-type="float" office:value="23.657">
            <text:p>23.657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/>
          <table:table-cell office:value-type="float" office:value="1396642962.923">
            <text:p>1396642962.923</text:p>
          </table:table-cell>
          <table:table-cell office:value-type="float" office:value="113.552">
            <text:p>113.552</text:p>
          </table:table-cell>
          <table:table-cell office:value-type="float" office:value="1.37006">
            <text:p>1.37006</text:p>
          </table:table-cell>
          <table:table-cell office:value-type="float" office:value="1.37025">
            <text:p>1.37025</text:p>
          </table:table-cell>
        </table:table-row>
        <table:table-row table:style-name="ro1">
          <table:table-cell office:value-type="float" office:value="1396642964.89">
            <text:p>1396642964.89</text:p>
          </table:table-cell>
          <table:table-cell office:value-type="float" office:value="23.462">
            <text:p>23.462</text:p>
          </table:table-cell>
          <table:table-cell office:value-type="float" office:value="1.37009">
            <text:p>1.37009</text:p>
          </table:table-cell>
          <table:table-cell office:value-type="float" office:value="1.37023">
            <text:p>1.37023</text:p>
          </table:table-cell>
          <table:table-cell/>
          <table:table-cell office:value-type="float" office:value="1396642962.935">
            <text:p>1396642962.935</text:p>
          </table:table-cell>
          <table:table-cell office:value-type="float" office:value="102.427">
            <text:p>102.427</text:p>
          </table:table-cell>
          <table:table-cell office:value-type="float" office:value="1.37007">
            <text:p>1.37007</text:p>
          </table:table-cell>
          <table:table-cell office:value-type="float" office:value="1.37026">
            <text:p>1.37026</text:p>
          </table:table-cell>
        </table:table-row>
        <table:table-row table:style-name="ro1">
          <table:table-cell office:value-type="float" office:value="1396642964.891">
            <text:p>1396642964.891</text:p>
          </table:table-cell>
          <table:table-cell office:value-type="float" office:value="51.713">
            <text:p>51.713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2963.114">
            <text:p>1396642963.114</text:p>
          </table:table-cell>
          <table:table-cell office:value-type="float" office:value="21.605">
            <text:p>21.605</text:p>
          </table:table-cell>
          <table:table-cell office:value-type="float" office:value="1.37008">
            <text:p>1.37008</text:p>
          </table:table-cell>
          <table:table-cell office:value-type="float" office:value="1.37026">
            <text:p>1.37026</text:p>
          </table:table-cell>
        </table:table-row>
        <table:table-row table:style-name="ro1">
          <table:table-cell office:value-type="float" office:value="1396642965.115">
            <text:p>1396642965.115</text:p>
          </table:table-cell>
          <table:table-cell office:value-type="float" office:value="24.451">
            <text:p>24.451</text:p>
          </table:table-cell>
          <table:table-cell office:value-type="float" office:value="1.37009">
            <text:p>1.37009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2963.311">
            <text:p>1396642963.311</text:p>
          </table:table-cell>
          <table:table-cell office:value-type="float" office:value="12.222">
            <text:p>12.222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2966.113">
            <text:p>1396642966.113</text:p>
          </table:table-cell>
          <table:table-cell office:value-type="float" office:value="23.543">
            <text:p>23.543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2963.423">
            <text:p>1396642963.423</text:p>
          </table:table-cell>
          <table:table-cell office:value-type="float" office:value="12.815">
            <text:p>12.815</text:p>
          </table:table-cell>
          <table:table-cell office:value-type="float" office:value="1.37009">
            <text:p>1.37009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2968.618">
            <text:p>1396642968.618</text:p>
          </table:table-cell>
          <table:table-cell office:value-type="float" office:value="29.866">
            <text:p>29.866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/>
          <table:table-cell office:value-type="float" office:value="1396642964.114">
            <text:p>1396642964.114</text:p>
          </table:table-cell>
          <table:table-cell office:value-type="float" office:value="12.69">
            <text:p>12.69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</table:table-row>
        <table:table-row table:style-name="ro1">
          <table:table-cell office:value-type="float" office:value="1396642968.823">
            <text:p>1396642968.823</text:p>
          </table:table-cell>
          <table:table-cell office:value-type="float" office:value="25.808">
            <text:p>25.808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  <table:table-cell/>
          <table:table-cell office:value-type="float" office:value="1396642964.89">
            <text:p>1396642964.89</text:p>
          </table:table-cell>
          <table:table-cell office:value-type="float" office:value="12.261">
            <text:p>12.261</text:p>
          </table:table-cell>
          <table:table-cell office:value-type="float" office:value="1.37009">
            <text:p>1.37009</text:p>
          </table:table-cell>
          <table:table-cell office:value-type="float" office:value="1.37023">
            <text:p>1.37023</text:p>
          </table:table-cell>
        </table:table-row>
        <table:table-row table:style-name="ro1">
          <table:table-cell office:value-type="float" office:value="1396642971.224">
            <text:p>1396642971.224</text:p>
          </table:table-cell>
          <table:table-cell office:value-type="float" office:value="22.938">
            <text:p>22.938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  <table:table-cell/>
          <table:table-cell office:value-type="float" office:value="1396642964.891">
            <text:p>1396642964.891</text:p>
          </table:table-cell>
          <table:table-cell office:value-type="float" office:value="112.826">
            <text:p>112.826</text:p>
          </table:table-cell>
          <table:table-cell office:value-type="float" office:value="1.37008">
            <text:p>1.37008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2972.313">
            <text:p>1396642972.313</text:p>
          </table:table-cell>
          <table:table-cell office:value-type="float" office:value="22.889">
            <text:p>22.889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2965.115">
            <text:p>1396642965.115</text:p>
          </table:table-cell>
          <table:table-cell office:value-type="float" office:value="12.679">
            <text:p>12.679</text:p>
          </table:table-cell>
          <table:table-cell office:value-type="float" office:value="1.37009">
            <text:p>1.37009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2981.723">
            <text:p>1396642981.723</text:p>
          </table:table-cell>
          <table:table-cell office:value-type="float" office:value="23.388">
            <text:p>23.388</text:p>
          </table:table-cell>
          <table:table-cell office:value-type="float" office:value="1.37007">
            <text:p>1.37007</text:p>
          </table:table-cell>
          <table:table-cell office:value-type="float" office:value="1.37019">
            <text:p>1.37019</text:p>
          </table:table-cell>
          <table:table-cell/>
          <table:table-cell office:value-type="float" office:value="1396642966.113">
            <text:p>1396642966.113</text:p>
          </table:table-cell>
          <table:table-cell office:value-type="float" office:value="12.031">
            <text:p>12.031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3014.337">
            <text:p>1396643014.337</text:p>
          </table:table-cell>
          <table:table-cell office:value-type="float" office:value="24.331">
            <text:p>24.331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  <table:table-cell/>
          <table:table-cell office:value-type="float" office:value="1396642968.618">
            <text:p>1396642968.618</text:p>
          </table:table-cell>
          <table:table-cell office:value-type="float" office:value="13.347">
            <text:p>13.347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</table:table-row>
        <table:table-row table:style-name="ro1">
          <table:table-cell office:value-type="float" office:value="1396643030.902">
            <text:p>1396643030.902</text:p>
          </table:table-cell>
          <table:table-cell office:value-type="float" office:value="22.632">
            <text:p>22.632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  <table:table-cell/>
          <table:table-cell office:value-type="float" office:value="1396642968.823">
            <text:p>1396642968.823</text:p>
          </table:table-cell>
          <table:table-cell office:value-type="float" office:value="12.1">
            <text:p>12.1</text:p>
          </table:table-cell>
          <table:table-cell office:value-type="float" office:value="1.3701">
            <text:p>1.3701</text:p>
          </table:table-cell>
          <table:table-cell office:value-type="float" office:value="1.37022">
            <text:p>1.37022</text:p>
          </table:table-cell>
        </table:table-row>
        <table:table-row table:style-name="ro1">
          <table:table-cell office:value-type="float" office:value="1396643042.648">
            <text:p>1396643042.648</text:p>
          </table:table-cell>
          <table:table-cell office:value-type="float" office:value="23.911">
            <text:p>23.911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/>
          <table:table-cell office:value-type="float" office:value="1396642971.224">
            <text:p>1396642971.224</text:p>
          </table:table-cell>
          <table:table-cell office:value-type="float" office:value="15.275">
            <text:p>15.275</text:p>
          </table:table-cell>
          <table:table-cell office:value-type="float" office:value="1.37011">
            <text:p>1.37011</text:p>
          </table:table-cell>
          <table:table-cell office:value-type="float" office:value="1.37021">
            <text:p>1.37021</text:p>
          </table:table-cell>
        </table:table-row>
        <table:table-row table:style-name="ro1">
          <table:table-cell office:value-type="float" office:value="1396643045.385">
            <text:p>1396643045.385</text:p>
          </table:table-cell>
          <table:table-cell office:value-type="float" office:value="23.257">
            <text:p>23.257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  <table:table-cell/>
          <table:table-cell office:value-type="float" office:value="1396642972.313">
            <text:p>1396642972.313</text:p>
          </table:table-cell>
          <table:table-cell office:value-type="float" office:value="12.204">
            <text:p>12.204</text:p>
          </table:table-cell>
          <table:table-cell office:value-type="float" office:value="1.37008">
            <text:p>1.37008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053.97">
            <text:p>1396643053.97</text:p>
          </table:table-cell>
          <table:table-cell office:value-type="float" office:value="22.89">
            <text:p>22.89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2981.723">
            <text:p>1396642981.723</text:p>
          </table:table-cell>
          <table:table-cell office:value-type="float" office:value="12.593">
            <text:p>12.593</text:p>
          </table:table-cell>
          <table:table-cell office:value-type="float" office:value="1.37007">
            <text:p>1.37007</text:p>
          </table:table-cell>
          <table:table-cell office:value-type="float" office:value="1.37019">
            <text:p>1.37019</text:p>
          </table:table-cell>
        </table:table-row>
        <table:table-row table:style-name="ro1">
          <table:table-cell office:value-type="float" office:value="1396643058.597">
            <text:p>1396643058.597</text:p>
          </table:table-cell>
          <table:table-cell office:value-type="float" office:value="23.448">
            <text:p>23.448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  <table:table-cell/>
          <table:table-cell office:value-type="float" office:value="1396643014.337">
            <text:p>1396643014.337</text:p>
          </table:table-cell>
          <table:table-cell office:value-type="float" office:value="11.968">
            <text:p>11.968</text:p>
          </table:table-cell>
          <table:table-cell office:value-type="float" office:value="1.37009">
            <text:p>1.37009</text:p>
          </table:table-cell>
          <table:table-cell office:value-type="float" office:value="1.3702">
            <text:p>1.3702</text:p>
          </table:table-cell>
        </table:table-row>
        <table:table-row table:style-name="ro1">
          <table:table-cell office:value-type="float" office:value="1396643058.598">
            <text:p>1396643058.598</text:p>
          </table:table-cell>
          <table:table-cell office:value-type="float" office:value="49.685">
            <text:p>49.685</text:p>
          </table:table-cell>
          <table:table-cell office:value-type="float" office:value="1.3701">
            <text:p>1.3701</text:p>
          </table:table-cell>
          <table:table-cell office:value-type="float" office:value="1.37024">
            <text:p>1.37024</text:p>
          </table:table-cell>
          <table:table-cell/>
          <table:table-cell office:value-type="float" office:value="1396643030.902">
            <text:p>1396643030.902</text:p>
          </table:table-cell>
          <table:table-cell office:value-type="float" office:value="12.785">
            <text:p>12.785</text:p>
          </table:table-cell>
          <table:table-cell office:value-type="float" office:value="1.37011">
            <text:p>1.37011</text:p>
          </table:table-cell>
          <table:table-cell office:value-type="float" office:value="1.37022">
            <text:p>1.37022</text:p>
          </table:table-cell>
        </table:table-row>
        <table:table-row table:style-name="ro1">
          <table:table-cell office:value-type="float" office:value="1396643061.422">
            <text:p>1396643061.422</text:p>
          </table:table-cell>
          <table:table-cell office:value-type="float" office:value="28.627">
            <text:p>28.627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  <table:table-cell/>
          <table:table-cell office:value-type="float" office:value="1396643042.648">
            <text:p>1396643042.648</text:p>
          </table:table-cell>
          <table:table-cell office:value-type="float" office:value="11.835">
            <text:p>11.835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</table:table-row>
        <table:table-row table:style-name="ro1">
          <table:table-cell office:value-type="float" office:value="1396643064.218">
            <text:p>1396643064.218</text:p>
          </table:table-cell>
          <table:table-cell office:value-type="float" office:value="25.733">
            <text:p>25.733</text:p>
          </table:table-cell>
          <table:table-cell office:value-type="float" office:value="1.37008">
            <text:p>1.37008</text:p>
          </table:table-cell>
          <table:table-cell office:value-type="float" office:value="1.37021">
            <text:p>1.37021</text:p>
          </table:table-cell>
          <table:table-cell/>
          <table:table-cell office:value-type="float" office:value="1396643045.385">
            <text:p>1396643045.385</text:p>
          </table:table-cell>
          <table:table-cell office:value-type="float" office:value="13.672">
            <text:p>13.672</text:p>
          </table:table-cell>
          <table:table-cell office:value-type="float" office:value="1.3701">
            <text:p>1.3701</text:p>
          </table:table-cell>
          <table:table-cell office:value-type="float" office:value="1.37023">
            <text:p>1.37023</text:p>
          </table:table-cell>
        </table:table-row>
        <table:table-row table:style-name="ro1">
          <table:table-cell office:value-type="float" office:value="1396643064.224">
            <text:p>1396643064.224</text:p>
          </table:table-cell>
          <table:table-cell office:value-type="float" office:value="48.702">
            <text:p>48.702</text:p>
          </table:table-cell>
          <table:table-cell office:value-type="float" office:value="1.37006">
            <text:p>1.37006</text:p>
          </table:table-cell>
          <table:table-cell office:value-type="float" office:value="1.37022">
            <text:p>1.37022</text:p>
          </table:table-cell>
          <table:table-cell/>
          <table:table-cell office:value-type="float" office:value="1396643053.97">
            <text:p>1396643053.97</text:p>
          </table:table-cell>
          <table:table-cell office:value-type="float" office:value="12.007">
            <text:p>12.007</text:p>
          </table:table-cell>
          <table:table-cell office:value-type="float" office:value="1.37012">
            <text:p>1.37012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3064.314">
            <text:p>1396643064.314</text:p>
          </table:table-cell>
          <table:table-cell office:value-type="float" office:value="23.781">
            <text:p>23.781</text:p>
          </table:table-cell>
          <table:table-cell office:value-type="float" office:value="1.37004">
            <text:p>1.37004</text:p>
          </table:table-cell>
          <table:table-cell office:value-type="float" office:value="1.37019">
            <text:p>1.37019</text:p>
          </table:table-cell>
          <table:table-cell/>
          <table:table-cell office:value-type="float" office:value="1396643058.597">
            <text:p>1396643058.597</text:p>
          </table:table-cell>
          <table:table-cell office:value-type="float" office:value="11.299">
            <text:p>11.299</text:p>
          </table:table-cell>
          <table:table-cell office:value-type="float" office:value="1.37012">
            <text:p>1.37012</text:p>
          </table:table-cell>
          <table:table-cell office:value-type="float" office:value="1.37022">
            <text:p>1.37022</text:p>
          </table:table-cell>
        </table:table-row>
        <table:table-row table:style-name="ro1">
          <table:table-cell office:value-type="float" office:value="1396643064.454">
            <text:p>1396643064.454</text:p>
          </table:table-cell>
          <table:table-cell office:value-type="float" office:value="26.604">
            <text:p>26.604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58.598">
            <text:p>1396643058.598</text:p>
          </table:table-cell>
          <table:table-cell office:value-type="float" office:value="109.271">
            <text:p>109.271</text:p>
          </table:table-cell>
          <table:table-cell office:value-type="float" office:value="1.3701">
            <text:p>1.3701</text:p>
          </table:table-cell>
          <table:table-cell office:value-type="float" office:value="1.37024">
            <text:p>1.37024</text:p>
          </table:table-cell>
        </table:table-row>
        <table:table-row table:style-name="ro1">
          <table:table-cell office:value-type="float" office:value="1396643064.864">
            <text:p>1396643064.864</text:p>
          </table:table-cell>
          <table:table-cell office:value-type="float" office:value="23.615">
            <text:p>23.615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61.422">
            <text:p>1396643061.422</text:p>
          </table:table-cell>
          <table:table-cell office:value-type="float" office:value="12.45">
            <text:p>12.45</text:p>
          </table:table-cell>
          <table:table-cell office:value-type="float" office:value="1.37011">
            <text:p>1.37011</text:p>
          </table:table-cell>
          <table:table-cell office:value-type="float" office:value="1.37023">
            <text:p>1.37023</text:p>
          </table:table-cell>
        </table:table-row>
        <table:table-row table:style-name="ro1">
          <table:table-cell office:value-type="float" office:value="1396643067.701">
            <text:p>1396643067.701</text:p>
          </table:table-cell>
          <table:table-cell office:value-type="float" office:value="30.796">
            <text:p>30.796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64.218">
            <text:p>1396643064.218</text:p>
          </table:table-cell>
          <table:table-cell office:value-type="float" office:value="13.309">
            <text:p>13.309</text:p>
          </table:table-cell>
          <table:table-cell office:value-type="float" office:value="1.37008">
            <text:p>1.37008</text:p>
          </table:table-cell>
          <table:table-cell office:value-type="float" office:value="1.37021">
            <text:p>1.37021</text:p>
          </table:table-cell>
        </table:table-row>
        <table:table-row table:style-name="ro1">
          <table:table-cell office:value-type="float" office:value="1396643071.412">
            <text:p>1396643071.412</text:p>
          </table:table-cell>
          <table:table-cell office:value-type="float" office:value="23.269">
            <text:p>23.269</text:p>
          </table:table-cell>
          <table:table-cell office:value-type="float" office:value="1.37002">
            <text:p>1.37002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64.224">
            <text:p>1396643064.224</text:p>
          </table:table-cell>
          <table:table-cell office:value-type="float" office:value="108.426">
            <text:p>108.426</text:p>
          </table:table-cell>
          <table:table-cell office:value-type="float" office:value="1.37006">
            <text:p>1.37006</text:p>
          </table:table-cell>
          <table:table-cell office:value-type="float" office:value="1.37022">
            <text:p>1.37022</text:p>
          </table:table-cell>
        </table:table-row>
        <table:table-row table:style-name="ro1">
          <table:table-cell office:value-type="float" office:value="1396643071.615">
            <text:p>1396643071.615</text:p>
          </table:table-cell>
          <table:table-cell office:value-type="float" office:value="23.536">
            <text:p>23.536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3064.314">
            <text:p>1396643064.314</text:p>
          </table:table-cell>
          <table:table-cell office:value-type="float" office:value="121.288">
            <text:p>121.288</text:p>
          </table:table-cell>
          <table:table-cell office:value-type="float" office:value="1.37004">
            <text:p>1.37004</text:p>
          </table:table-cell>
          <table:table-cell office:value-type="float" office:value="1.37019">
            <text:p>1.37019</text:p>
          </table:table-cell>
        </table:table-row>
        <table:table-row table:style-name="ro1">
          <table:table-cell office:value-type="float" office:value="1396643073.022">
            <text:p>1396643073.022</text:p>
          </table:table-cell>
          <table:table-cell office:value-type="float" office:value="36.118">
            <text:p>36.118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64.454">
            <text:p>1396643064.454</text:p>
          </table:table-cell>
          <table:table-cell office:value-type="float" office:value="86.46">
            <text:p>86.46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73.116">
            <text:p>1396643073.116</text:p>
          </table:table-cell>
          <table:table-cell office:value-type="float" office:value="23.687">
            <text:p>23.687</text:p>
          </table:table-cell>
          <table:table-cell office:value-type="float" office:value="1.37005">
            <text:p>1.37005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3064.864">
            <text:p>1396643064.864</text:p>
          </table:table-cell>
          <table:table-cell office:value-type="float" office:value="12.244">
            <text:p>12.244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073.318">
            <text:p>1396643073.318</text:p>
          </table:table-cell>
          <table:table-cell office:value-type="float" office:value="23.477">
            <text:p>23.477</text:p>
          </table:table-cell>
          <table:table-cell office:value-type="float" office:value="1.37002">
            <text:p>1.37002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67.701">
            <text:p>1396643067.701</text:p>
          </table:table-cell>
          <table:table-cell office:value-type="float" office:value="25.278">
            <text:p>25.278</text:p>
          </table:table-cell>
          <table:table-cell office:value-type="float" office:value="1.37003">
            <text:p>1.37003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075.214">
            <text:p>1396643075.214</text:p>
          </table:table-cell>
          <table:table-cell office:value-type="float" office:value="22.649">
            <text:p>22.649</text:p>
          </table:table-cell>
          <table:table-cell office:value-type="float" office:value="1.37005">
            <text:p>1.37005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3071.412">
            <text:p>1396643071.412</text:p>
          </table:table-cell>
          <table:table-cell office:value-type="float" office:value="13.197">
            <text:p>13.197</text:p>
          </table:table-cell>
          <table:table-cell office:value-type="float" office:value="1.37002">
            <text:p>1.37002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075.278">
            <text:p>1396643075.278</text:p>
          </table:table-cell>
          <table:table-cell office:value-type="float" office:value="23.162">
            <text:p>23.162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71.615">
            <text:p>1396643071.615</text:p>
          </table:table-cell>
          <table:table-cell office:value-type="float" office:value="13.644">
            <text:p>13.644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3075.418">
            <text:p>1396643075.418</text:p>
          </table:table-cell>
          <table:table-cell office:value-type="float" office:value="29.498">
            <text:p>29.498</text:p>
          </table:table-cell>
          <table:table-cell office:value-type="float" office:value="1.37002">
            <text:p>1.37002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73.015">
            <text:p>1396643073.015</text:p>
          </table:table-cell>
          <table:table-cell office:value-type="float" office:value="104.534">
            <text:p>104.534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075.447">
            <text:p>1396643075.447</text:p>
          </table:table-cell>
          <table:table-cell office:value-type="float" office:value="29.101">
            <text:p>29.101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3.022">
            <text:p>1396643073.022</text:p>
          </table:table-cell>
          <table:table-cell office:value-type="float" office:value="99.161">
            <text:p>99.161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77.313">
            <text:p>1396643077.313</text:p>
          </table:table-cell>
          <table:table-cell office:value-type="float" office:value="23.678">
            <text:p>23.678</text:p>
          </table:table-cell>
          <table:table-cell office:value-type="float" office:value="1.37002">
            <text:p>1.37002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3073.116">
            <text:p>1396643073.116</text:p>
          </table:table-cell>
          <table:table-cell office:value-type="float" office:value="104.2">
            <text:p>104.2</text:p>
          </table:table-cell>
          <table:table-cell office:value-type="float" office:value="1.37005">
            <text:p>1.37005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077.321">
            <text:p>1396643077.321</text:p>
          </table:table-cell>
          <table:table-cell office:value-type="float" office:value="43.076">
            <text:p>43.076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73.318">
            <text:p>1396643073.318</text:p>
          </table:table-cell>
          <table:table-cell office:value-type="float" office:value="12.921">
            <text:p>12.921</text:p>
          </table:table-cell>
          <table:table-cell office:value-type="float" office:value="1.37002">
            <text:p>1.37002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077.414">
            <text:p>1396643077.414</text:p>
          </table:table-cell>
          <table:table-cell office:value-type="float" office:value="27.764">
            <text:p>27.764</text:p>
          </table:table-cell>
          <table:table-cell office:value-type="float" office:value="1.37005">
            <text:p>1.37005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75.214">
            <text:p>1396643075.214</text:p>
          </table:table-cell>
          <table:table-cell office:value-type="float" office:value="12.655">
            <text:p>12.655</text:p>
          </table:table-cell>
          <table:table-cell office:value-type="float" office:value="1.37005">
            <text:p>1.37005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077.438">
            <text:p>1396643077.438</text:p>
          </table:table-cell>
          <table:table-cell office:value-type="float" office:value="34.003">
            <text:p>34.003</text:p>
          </table:table-cell>
          <table:table-cell office:value-type="float" office:value="1.37001">
            <text:p>1.37001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75.278">
            <text:p>1396643075.278</text:p>
          </table:table-cell>
          <table:table-cell office:value-type="float" office:value="49.168">
            <text:p>49.168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77.722">
            <text:p>1396643077.722</text:p>
          </table:table-cell>
          <table:table-cell office:value-type="float" office:value="24.133">
            <text:p>24.133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5.418">
            <text:p>1396643075.418</text:p>
          </table:table-cell>
          <table:table-cell office:value-type="float" office:value="108.975">
            <text:p>108.975</text:p>
          </table:table-cell>
          <table:table-cell office:value-type="float" office:value="1.37002">
            <text:p>1.37002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79.126">
            <text:p>1396643079.126</text:p>
          </table:table-cell>
          <table:table-cell office:value-type="float" office:value="23.25">
            <text:p>23.25</text:p>
          </table:table-cell>
          <table:table-cell office:value-type="float" office:value="1.37003">
            <text:p>1.37003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3075.447">
            <text:p>1396643075.447</text:p>
          </table:table-cell>
          <table:table-cell office:value-type="float" office:value="82.558">
            <text:p>82.558</text:p>
          </table:table-cell>
          <table:table-cell office:value-type="float" office:value="1.37">
            <text:p>1.37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079.206">
            <text:p>1396643079.206</text:p>
          </table:table-cell>
          <table:table-cell office:value-type="float" office:value="23.667">
            <text:p>23.667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7.313">
            <text:p>1396643077.313</text:p>
          </table:table-cell>
          <table:table-cell office:value-type="float" office:value="12.508">
            <text:p>12.508</text:p>
          </table:table-cell>
          <table:table-cell office:value-type="float" office:value="1.37002">
            <text:p>1.37002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3079.215">
            <text:p>1396643079.215</text:p>
          </table:table-cell>
          <table:table-cell office:value-type="float" office:value="42.066">
            <text:p>42.066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7.315">
            <text:p>1396643077.315</text:p>
          </table:table-cell>
          <table:table-cell office:value-type="float" office:value="111.718">
            <text:p>111.718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079.305">
            <text:p>1396643079.305</text:p>
          </table:table-cell>
          <table:table-cell office:value-type="float" office:value="24.065">
            <text:p>24.065</text:p>
          </table:table-cell>
          <table:table-cell office:value-type="float" office:value="1.37006">
            <text:p>1.37006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3077.321">
            <text:p>1396643077.321</text:p>
          </table:table-cell>
          <table:table-cell office:value-type="float" office:value="106.97">
            <text:p>106.97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79.322">
            <text:p>1396643079.322</text:p>
          </table:table-cell>
          <table:table-cell office:value-type="float" office:value="34.347">
            <text:p>34.347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77.414">
            <text:p>1396643077.414</text:p>
          </table:table-cell>
          <table:table-cell office:value-type="float" office:value="113.867">
            <text:p>113.867</text:p>
          </table:table-cell>
          <table:table-cell office:value-type="float" office:value="1.37005">
            <text:p>1.37005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80.467">
            <text:p>1396643080.467</text:p>
          </table:table-cell>
          <table:table-cell office:value-type="float" office:value="24.091">
            <text:p>24.091</text:p>
          </table:table-cell>
          <table:table-cell office:value-type="float" office:value="1.37006">
            <text:p>1.37006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3077.424">
            <text:p>1396643077.424</text:p>
          </table:table-cell>
          <table:table-cell office:value-type="float" office:value="106.191">
            <text:p>106.191</text:p>
          </table:table-cell>
          <table:table-cell office:value-type="float" office:value="1.37003">
            <text:p>1.37003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080.614">
            <text:p>1396643080.614</text:p>
          </table:table-cell>
          <table:table-cell office:value-type="float" office:value="22.819">
            <text:p>22.819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77.438">
            <text:p>1396643077.438</text:p>
          </table:table-cell>
          <table:table-cell office:value-type="float" office:value="93.929">
            <text:p>93.929</text:p>
          </table:table-cell>
          <table:table-cell office:value-type="float" office:value="1.37001">
            <text:p>1.37001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088.849">
            <text:p>1396643088.849</text:p>
          </table:table-cell>
          <table:table-cell office:value-type="float" office:value="24.241">
            <text:p>24.241</text:p>
          </table:table-cell>
          <table:table-cell office:value-type="float" office:value="1.37004">
            <text:p>1.37004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77.722">
            <text:p>1396643077.722</text:p>
          </table:table-cell>
          <table:table-cell office:value-type="float" office:value="11.398">
            <text:p>11.398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091.904">
            <text:p>1396643091.904</text:p>
          </table:table-cell>
          <table:table-cell office:value-type="float" office:value="23.284">
            <text:p>23.284</text:p>
          </table:table-cell>
          <table:table-cell office:value-type="float" office:value="1.37003">
            <text:p>1.37003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3079.126">
            <text:p>1396643079.126</text:p>
          </table:table-cell>
          <table:table-cell office:value-type="float" office:value="12.411">
            <text:p>12.411</text:p>
          </table:table-cell>
          <table:table-cell office:value-type="float" office:value="1.37003">
            <text:p>1.37003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3107.008">
            <text:p>1396643107.008</text:p>
          </table:table-cell>
          <table:table-cell office:value-type="float" office:value="11.13">
            <text:p>11.13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9.206">
            <text:p>1396643079.206</text:p>
          </table:table-cell>
          <table:table-cell office:value-type="float" office:value="31.759">
            <text:p>31.759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109.834">
            <text:p>1396643109.834</text:p>
          </table:table-cell>
          <table:table-cell office:value-type="float" office:value="11.107">
            <text:p>11.107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9.215">
            <text:p>1396643079.215</text:p>
          </table:table-cell>
          <table:table-cell office:value-type="float" office:value="123.68">
            <text:p>123.68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112.713">
            <text:p>1396643112.713</text:p>
          </table:table-cell>
          <table:table-cell office:value-type="float" office:value="10.204">
            <text:p>10.204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9.305">
            <text:p>1396643079.305</text:p>
          </table:table-cell>
          <table:table-cell office:value-type="float" office:value="35.04">
            <text:p>35.04</text:p>
          </table:table-cell>
          <table:table-cell office:value-type="float" office:value="1.37006">
            <text:p>1.37006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119.213">
            <text:p>1396643119.213</text:p>
          </table:table-cell>
          <table:table-cell office:value-type="float" office:value="10.301">
            <text:p>10.301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079.322">
            <text:p>1396643079.322</text:p>
          </table:table-cell>
          <table:table-cell office:value-type="float" office:value="119.163">
            <text:p>119.163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19.621">
            <text:p>1396643119.621</text:p>
          </table:table-cell>
          <table:table-cell office:value-type="float" office:value="12.221">
            <text:p>12.221</text:p>
          </table:table-cell>
          <table:table-cell office:value-type="float" office:value="1.37003">
            <text:p>1.37003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3080.467">
            <text:p>1396643080.467</text:p>
          </table:table-cell>
          <table:table-cell office:value-type="float" office:value="40.159">
            <text:p>40.159</text:p>
          </table:table-cell>
          <table:table-cell office:value-type="float" office:value="1.37006">
            <text:p>1.37006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120.13">
            <text:p>1396643120.13</text:p>
          </table:table-cell>
          <table:table-cell office:value-type="float" office:value="10.736">
            <text:p>10.736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080.614">
            <text:p>1396643080.614</text:p>
          </table:table-cell>
          <table:table-cell office:value-type="float" office:value="12.235">
            <text:p>12.235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25.566">
            <text:p>1396643125.566</text:p>
          </table:table-cell>
          <table:table-cell office:value-type="float" office:value="10.881">
            <text:p>10.881</text:p>
          </table:table-cell>
          <table:table-cell office:value-type="float" office:value="1.37005">
            <text:p>1.37005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88.849">
            <text:p>1396643088.849</text:p>
          </table:table-cell>
          <table:table-cell office:value-type="float" office:value="14.194">
            <text:p>14.194</text:p>
          </table:table-cell>
          <table:table-cell office:value-type="float" office:value="1.37004">
            <text:p>1.37004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130.987">
            <text:p>1396643130.987</text:p>
          </table:table-cell>
          <table:table-cell office:value-type="float" office:value="10.446">
            <text:p>10.446</text:p>
          </table:table-cell>
          <table:table-cell office:value-type="float" office:value="1.37005">
            <text:p>1.37005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091.904">
            <text:p>1396643091.904</text:p>
          </table:table-cell>
          <table:table-cell office:value-type="float" office:value="12.066">
            <text:p>12.066</text:p>
          </table:table-cell>
          <table:table-cell office:value-type="float" office:value="1.37003">
            <text:p>1.37003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3136.92">
            <text:p>1396643136.92</text:p>
          </table:table-cell>
          <table:table-cell office:value-type="float" office:value="11.93">
            <text:p>11.93</text:p>
          </table:table-cell>
          <table:table-cell office:value-type="float" office:value="1.37004">
            <text:p>1.37004</text:p>
          </table:table-cell>
          <table:table-cell office:value-type="float" office:value="1.37018">
            <text:p>1.37018</text:p>
          </table:table-cell>
          <table:table-cell/>
          <table:table-cell office:value-type="float" office:value="1396643107.008">
            <text:p>1396643107.008</text:p>
          </table:table-cell>
          <table:table-cell office:value-type="float" office:value="12.404">
            <text:p>12.404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140.631">
            <text:p>1396643140.631</text:p>
          </table:table-cell>
          <table:table-cell office:value-type="float" office:value="11.539">
            <text:p>11.539</text:p>
          </table:table-cell>
          <table:table-cell office:value-type="float" office:value="1.37005">
            <text:p>1.37005</text:p>
          </table:table-cell>
          <table:table-cell office:value-type="float" office:value="1.37019">
            <text:p>1.37019</text:p>
          </table:table-cell>
          <table:table-cell/>
          <table:table-cell office:value-type="float" office:value="1396643109.834">
            <text:p>1396643109.834</text:p>
          </table:table-cell>
          <table:table-cell office:value-type="float" office:value="11.669">
            <text:p>11.669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143.396">
            <text:p>1396643143.396</text:p>
          </table:table-cell>
          <table:table-cell office:value-type="float" office:value="10.306">
            <text:p>10.306</text:p>
          </table:table-cell>
          <table:table-cell office:value-type="float" office:value="1.37005">
            <text:p>1.37005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112.713">
            <text:p>1396643112.713</text:p>
          </table:table-cell>
          <table:table-cell office:value-type="float" office:value="13.034">
            <text:p>13.034</text:p>
          </table:table-cell>
          <table:table-cell office:value-type="float" office:value="1.37002">
            <text:p>1.37002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144.812">
            <text:p>1396643144.812</text:p>
          </table:table-cell>
          <table:table-cell office:value-type="float" office:value="12.739">
            <text:p>12.739</text:p>
          </table:table-cell>
          <table:table-cell office:value-type="float" office:value="1.37005">
            <text:p>1.37005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119.213">
            <text:p>1396643119.213</text:p>
          </table:table-cell>
          <table:table-cell office:value-type="float" office:value="11.168">
            <text:p>11.168</text:p>
          </table:table-cell>
          <table:table-cell office:value-type="float" office:value="1.37003">
            <text:p>1.37003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145.949">
            <text:p>1396643145.949</text:p>
          </table:table-cell>
          <table:table-cell office:value-type="float" office:value="12.47">
            <text:p>12.47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119.621">
            <text:p>1396643119.621</text:p>
          </table:table-cell>
          <table:table-cell office:value-type="float" office:value="13.534">
            <text:p>13.534</text:p>
          </table:table-cell>
          <table:table-cell office:value-type="float" office:value="1.37003">
            <text:p>1.37003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155.165">
            <text:p>1396643155.165</text:p>
          </table:table-cell>
          <table:table-cell office:value-type="float" office:value="11.94">
            <text:p>11.94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  <table:table-cell/>
          <table:table-cell office:value-type="float" office:value="1396643120.13">
            <text:p>1396643120.13</text:p>
          </table:table-cell>
          <table:table-cell office:value-type="float" office:value="12.347">
            <text:p>12.347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73.021">
            <text:p>1396643173.021</text:p>
          </table:table-cell>
          <table:table-cell office:value-type="float" office:value="10.993">
            <text:p>10.993</text:p>
          </table:table-cell>
          <table:table-cell office:value-type="float" office:value="1.37004">
            <text:p>1.37004</text:p>
          </table:table-cell>
          <table:table-cell office:value-type="float" office:value="1.37016">
            <text:p>1.37016</text:p>
          </table:table-cell>
          <table:table-cell/>
          <table:table-cell office:value-type="float" office:value="1396643125.566">
            <text:p>1396643125.566</text:p>
          </table:table-cell>
          <table:table-cell office:value-type="float" office:value="12.359">
            <text:p>12.359</text:p>
          </table:table-cell>
          <table:table-cell office:value-type="float" office:value="1.37005">
            <text:p>1.37005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176.644">
            <text:p>1396643176.644</text:p>
          </table:table-cell>
          <table:table-cell office:value-type="float" office:value="11.974">
            <text:p>11.974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130.987">
            <text:p>1396643130.987</text:p>
          </table:table-cell>
          <table:table-cell office:value-type="float" office:value="12.629">
            <text:p>12.629</text:p>
          </table:table-cell>
          <table:table-cell office:value-type="float" office:value="1.37005">
            <text:p>1.37005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178.899">
            <text:p>1396643178.899</text:p>
          </table:table-cell>
          <table:table-cell office:value-type="float" office:value="11.024">
            <text:p>11.024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  <table:table-cell/>
          <table:table-cell office:value-type="float" office:value="1396643136.92">
            <text:p>1396643136.92</text:p>
          </table:table-cell>
          <table:table-cell office:value-type="float" office:value="14.388">
            <text:p>14.388</text:p>
          </table:table-cell>
          <table:table-cell office:value-type="float" office:value="1.37004">
            <text:p>1.37004</text:p>
          </table:table-cell>
          <table:table-cell office:value-type="float" office:value="1.37018">
            <text:p>1.37018</text:p>
          </table:table-cell>
        </table:table-row>
        <table:table-row table:style-name="ro1">
          <table:table-cell office:value-type="float" office:value="1396643179.631">
            <text:p>1396643179.631</text:p>
          </table:table-cell>
          <table:table-cell office:value-type="float" office:value="11.716">
            <text:p>11.716</text:p>
          </table:table-cell>
          <table:table-cell office:value-type="float" office:value="1.37003">
            <text:p>1.37003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3140.631">
            <text:p>1396643140.631</text:p>
          </table:table-cell>
          <table:table-cell office:value-type="float" office:value="13.126">
            <text:p>13.126</text:p>
          </table:table-cell>
          <table:table-cell office:value-type="float" office:value="1.37005">
            <text:p>1.37005</text:p>
          </table:table-cell>
          <table:table-cell office:value-type="float" office:value="1.37019">
            <text:p>1.37019</text:p>
          </table:table-cell>
        </table:table-row>
        <table:table-row table:style-name="ro1">
          <table:table-cell office:value-type="float" office:value="1396643179.697">
            <text:p>1396643179.697</text:p>
          </table:table-cell>
          <table:table-cell office:value-type="float" office:value="11.466">
            <text:p>11.466</text:p>
          </table:table-cell>
          <table:table-cell office:value-type="float" office:value="1.37002">
            <text:p>1.37002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3143.396">
            <text:p>1396643143.396</text:p>
          </table:table-cell>
          <table:table-cell office:value-type="float" office:value="12.132">
            <text:p>12.132</text:p>
          </table:table-cell>
          <table:table-cell office:value-type="float" office:value="1.37005">
            <text:p>1.37005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87.809">
            <text:p>1396643187.809</text:p>
          </table:table-cell>
          <table:table-cell office:value-type="float" office:value="10.785">
            <text:p>10.785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3144.812">
            <text:p>1396643144.812</text:p>
          </table:table-cell>
          <table:table-cell office:value-type="float" office:value="14.132">
            <text:p>14.132</text:p>
          </table:table-cell>
          <table:table-cell office:value-type="float" office:value="1.37005">
            <text:p>1.37005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88.588">
            <text:p>1396643188.588</text:p>
          </table:table-cell>
          <table:table-cell office:value-type="float" office:value="10.771">
            <text:p>10.771</text:p>
          </table:table-cell>
          <table:table-cell office:value-type="float" office:value="1.37">
            <text:p>1.37</text:p>
          </table:table-cell>
          <table:table-cell office:value-type="float" office:value="1.37012">
            <text:p>1.37012</text:p>
          </table:table-cell>
          <table:table-cell/>
          <table:table-cell office:value-type="float" office:value="1396643145.949">
            <text:p>1396643145.949</text:p>
          </table:table-cell>
          <table:table-cell office:value-type="float" office:value="13.479">
            <text:p>13.479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89.933">
            <text:p>1396643189.933</text:p>
          </table:table-cell>
          <table:table-cell office:value-type="float" office:value="10.921">
            <text:p>10.921</text:p>
          </table:table-cell>
          <table:table-cell office:value-type="float" office:value="1.36998">
            <text:p>1.36998</text:p>
          </table:table-cell>
          <table:table-cell office:value-type="float" office:value="1.3701">
            <text:p>1.3701</text:p>
          </table:table-cell>
          <table:table-cell/>
          <table:table-cell office:value-type="float" office:value="1396643155.165">
            <text:p>1396643155.165</text:p>
          </table:table-cell>
          <table:table-cell office:value-type="float" office:value="13.438">
            <text:p>13.438</text:p>
          </table:table-cell>
          <table:table-cell office:value-type="float" office:value="1.37004">
            <text:p>1.37004</text:p>
          </table:table-cell>
          <table:table-cell office:value-type="float" office:value="1.37017">
            <text:p>1.37017</text:p>
          </table:table-cell>
        </table:table-row>
        <table:table-row table:style-name="ro1">
          <table:table-cell office:value-type="float" office:value="1396643196.705">
            <text:p>1396643196.705</text:p>
          </table:table-cell>
          <table:table-cell office:value-type="float" office:value="10.671">
            <text:p>10.671</text:p>
          </table:table-cell>
          <table:table-cell office:value-type="float" office:value="1.36998">
            <text:p>1.36998</text:p>
          </table:table-cell>
          <table:table-cell office:value-type="float" office:value="1.3701">
            <text:p>1.3701</text:p>
          </table:table-cell>
          <table:table-cell/>
          <table:table-cell office:value-type="float" office:value="1396643173.021">
            <text:p>1396643173.021</text:p>
          </table:table-cell>
          <table:table-cell office:value-type="float" office:value="12.683">
            <text:p>12.683</text:p>
          </table:table-cell>
          <table:table-cell office:value-type="float" office:value="1.37004">
            <text:p>1.37004</text:p>
          </table:table-cell>
          <table:table-cell office:value-type="float" office:value="1.37016">
            <text:p>1.37016</text:p>
          </table:table-cell>
        </table:table-row>
        <table:table-row table:style-name="ro1">
          <table:table-cell office:value-type="float" office:value="1396643200.119">
            <text:p>1396643200.119</text:p>
          </table:table-cell>
          <table:table-cell office:value-type="float" office:value="10.782">
            <text:p>10.782</text:p>
          </table:table-cell>
          <table:table-cell office:value-type="float" office:value="1.36995">
            <text:p>1.36995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3176.644">
            <text:p>1396643176.644</text:p>
          </table:table-cell>
          <table:table-cell office:value-type="float" office:value="13.469">
            <text:p>13.469</text:p>
          </table:table-cell>
          <table:table-cell office:value-type="float" office:value="1.37004">
            <text:p>1.37004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200.127">
            <text:p>1396643200.127</text:p>
          </table:table-cell>
          <table:table-cell office:value-type="float" office:value="19.157">
            <text:p>19.157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178.899">
            <text:p>1396643178.899</text:p>
          </table:table-cell>
          <table:table-cell office:value-type="float" office:value="12.053">
            <text:p>12.053</text:p>
          </table:table-cell>
          <table:table-cell office:value-type="float" office:value="1.37001">
            <text:p>1.37001</text:p>
          </table:table-cell>
          <table:table-cell office:value-type="float" office:value="1.37015">
            <text:p>1.37015</text:p>
          </table:table-cell>
        </table:table-row>
        <table:table-row table:style-name="ro1">
          <table:table-cell office:value-type="float" office:value="1396643200.614">
            <text:p>1396643200.614</text:p>
          </table:table-cell>
          <table:table-cell office:value-type="float" office:value="10.945">
            <text:p>10.945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179.631">
            <text:p>1396643179.631</text:p>
          </table:table-cell>
          <table:table-cell office:value-type="float" office:value="13.204">
            <text:p>13.204</text:p>
          </table:table-cell>
          <table:table-cell office:value-type="float" office:value="1.37003">
            <text:p>1.37003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3200.629">
            <text:p>1396643200.629</text:p>
          </table:table-cell>
          <table:table-cell office:value-type="float" office:value="10.835">
            <text:p>10.835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/>
          <table:table-cell office:value-type="float" office:value="1396643179.697">
            <text:p>1396643179.697</text:p>
          </table:table-cell>
          <table:table-cell office:value-type="float" office:value="48.015">
            <text:p>48.015</text:p>
          </table:table-cell>
          <table:table-cell office:value-type="float" office:value="1.37002">
            <text:p>1.37002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3200.688">
            <text:p>1396643200.688</text:p>
          </table:table-cell>
          <table:table-cell office:value-type="float" office:value="11.431">
            <text:p>11.431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  <table:table-cell/>
          <table:table-cell office:value-type="float" office:value="1396643187.809">
            <text:p>1396643187.809</text:p>
          </table:table-cell>
          <table:table-cell office:value-type="float" office:value="12.212">
            <text:p>12.212</text:p>
          </table:table-cell>
          <table:table-cell office:value-type="float" office:value="1.37">
            <text:p>1.37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3202.12">
            <text:p>1396643202.12</text:p>
          </table:table-cell>
          <table:table-cell office:value-type="float" office:value="11.638">
            <text:p>11.638</text:p>
          </table:table-cell>
          <table:table-cell office:value-type="float" office:value="1.36992">
            <text:p>1.36992</text:p>
          </table:table-cell>
          <table:table-cell office:value-type="float" office:value="1.37006">
            <text:p>1.37006</text:p>
          </table:table-cell>
          <table:table-cell/>
          <table:table-cell office:value-type="float" office:value="1396643188.588">
            <text:p>1396643188.588</text:p>
          </table:table-cell>
          <table:table-cell office:value-type="float" office:value="12.708">
            <text:p>12.708</text:p>
          </table:table-cell>
          <table:table-cell office:value-type="float" office:value="1.37">
            <text:p>1.37</text:p>
          </table:table-cell>
          <table:table-cell office:value-type="float" office:value="1.37012">
            <text:p>1.37012</text:p>
          </table:table-cell>
        </table:table-row>
        <table:table-row table:style-name="ro1">
          <table:table-cell office:value-type="float" office:value="1396643202.896">
            <text:p>1396643202.896</text:p>
          </table:table-cell>
          <table:table-cell office:value-type="float" office:value="13.152">
            <text:p>13.152</text:p>
          </table:table-cell>
          <table:table-cell office:value-type="float" office:value="1.36994">
            <text:p>1.36994</text:p>
          </table:table-cell>
          <table:table-cell office:value-type="float" office:value="1.37006">
            <text:p>1.37006</text:p>
          </table:table-cell>
          <table:table-cell/>
          <table:table-cell office:value-type="float" office:value="1396643189.933">
            <text:p>1396643189.933</text:p>
          </table:table-cell>
          <table:table-cell office:value-type="float" office:value="12.737">
            <text:p>12.737</text:p>
          </table:table-cell>
          <table:table-cell office:value-type="float" office:value="1.36998">
            <text:p>1.36998</text:p>
          </table:table-cell>
          <table:table-cell office:value-type="float" office:value="1.3701">
            <text:p>1.3701</text:p>
          </table:table-cell>
        </table:table-row>
        <table:table-row table:style-name="ro1">
          <table:table-cell office:value-type="float" office:value="1396643203.313">
            <text:p>1396643203.313</text:p>
          </table:table-cell>
          <table:table-cell office:value-type="float" office:value="10.821">
            <text:p>10.821</text:p>
          </table:table-cell>
          <table:table-cell office:value-type="float" office:value="1.36994">
            <text:p>1.36994</text:p>
          </table:table-cell>
          <table:table-cell office:value-type="float" office:value="1.37006">
            <text:p>1.37006</text:p>
          </table:table-cell>
          <table:table-cell/>
          <table:table-cell office:value-type="float" office:value="1396643196.705">
            <text:p>1396643196.705</text:p>
          </table:table-cell>
          <table:table-cell office:value-type="float" office:value="12.374">
            <text:p>12.374</text:p>
          </table:table-cell>
          <table:table-cell office:value-type="float" office:value="1.36998">
            <text:p>1.36998</text:p>
          </table:table-cell>
          <table:table-cell office:value-type="float" office:value="1.3701">
            <text:p>1.3701</text:p>
          </table:table-cell>
        </table:table-row>
        <table:table-row table:style-name="ro1">
          <table:table-cell office:value-type="float" office:value="1396643215.002">
            <text:p>1396643215.002</text:p>
          </table:table-cell>
          <table:table-cell office:value-type="float" office:value="11.429">
            <text:p>11.429</text:p>
          </table:table-cell>
          <table:table-cell office:value-type="float" office:value="1.36995">
            <text:p>1.36995</text:p>
          </table:table-cell>
          <table:table-cell office:value-type="float" office:value="1.37006">
            <text:p>1.37006</text:p>
          </table:table-cell>
          <table:table-cell/>
          <table:table-cell office:value-type="float" office:value="1396643200.119">
            <text:p>1396643200.119</text:p>
          </table:table-cell>
          <table:table-cell office:value-type="float" office:value="12.405">
            <text:p>12.405</text:p>
          </table:table-cell>
          <table:table-cell office:value-type="float" office:value="1.36995">
            <text:p>1.36995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3215.017">
            <text:p>1396643215.017</text:p>
          </table:table-cell>
          <table:table-cell office:value-type="float" office:value="18.939">
            <text:p>18.939</text:p>
          </table:table-cell>
          <table:table-cell office:value-type="float" office:value="1.36995">
            <text:p>1.36995</text:p>
          </table:table-cell>
          <table:table-cell office:value-type="float" office:value="1.3701">
            <text:p>1.3701</text:p>
          </table:table-cell>
          <table:table-cell/>
          <table:table-cell office:value-type="float" office:value="1396643200.127">
            <text:p>1396643200.127</text:p>
          </table:table-cell>
          <table:table-cell office:value-type="float" office:value="104.659">
            <text:p>104.659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15.023">
            <text:p>1396643215.023</text:p>
          </table:table-cell>
          <table:table-cell office:value-type="float" office:value="28.279">
            <text:p>28.279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  <table:table-cell/>
          <table:table-cell office:value-type="float" office:value="1396643200.614">
            <text:p>1396643200.614</text:p>
          </table:table-cell>
          <table:table-cell office:value-type="float" office:value="12.489">
            <text:p>12.489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215.111">
            <text:p>1396643215.111</text:p>
          </table:table-cell>
          <table:table-cell office:value-type="float" office:value="12.999">
            <text:p>12.999</text:p>
          </table:table-cell>
          <table:table-cell office:value-type="float" office:value="1.37">
            <text:p>1.37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3200.629">
            <text:p>1396643200.629</text:p>
          </table:table-cell>
          <table:table-cell office:value-type="float" office:value="97.534">
            <text:p>97.534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15.125">
            <text:p>1396643215.125</text:p>
          </table:table-cell>
          <table:table-cell office:value-type="float" office:value="14.857">
            <text:p>14.857</text:p>
          </table:table-cell>
          <table:table-cell office:value-type="float" office:value="1.36996">
            <text:p>1.36996</text:p>
          </table:table-cell>
          <table:table-cell office:value-type="float" office:value="1.37014">
            <text:p>1.37014</text:p>
          </table:table-cell>
          <table:table-cell/>
          <table:table-cell office:value-type="float" office:value="1396643200.688">
            <text:p>1396643200.688</text:p>
          </table:table-cell>
          <table:table-cell office:value-type="float" office:value="141.406">
            <text:p>141.406</text:p>
          </table:table-cell>
          <table:table-cell office:value-type="float" office:value="1.36993">
            <text:p>1.36993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15.233">
            <text:p>1396643215.233</text:p>
          </table:table-cell>
          <table:table-cell office:value-type="float" office:value="10.864">
            <text:p>10.864</text:p>
          </table:table-cell>
          <table:table-cell office:value-type="float" office:value="1.36994">
            <text:p>1.36994</text:p>
          </table:table-cell>
          <table:table-cell office:value-type="float" office:value="1.37011">
            <text:p>1.37011</text:p>
          </table:table-cell>
          <table:table-cell/>
          <table:table-cell office:value-type="float" office:value="1396643202.12">
            <text:p>1396643202.12</text:p>
          </table:table-cell>
          <table:table-cell office:value-type="float" office:value="13.447">
            <text:p>13.447</text:p>
          </table:table-cell>
          <table:table-cell office:value-type="float" office:value="1.36992">
            <text:p>1.36992</text:p>
          </table:table-cell>
          <table:table-cell office:value-type="float" office:value="1.37006">
            <text:p>1.37006</text:p>
          </table:table-cell>
        </table:table-row>
        <table:table-row table:style-name="ro1">
          <table:table-cell office:value-type="float" office:value="1396643216.214">
            <text:p>1396643216.214</text:p>
          </table:table-cell>
          <table:table-cell office:value-type="float" office:value="12.537">
            <text:p>12.537</text:p>
          </table:table-cell>
          <table:table-cell office:value-type="float" office:value="1.36993">
            <text:p>1.36993</text:p>
          </table:table-cell>
          <table:table-cell office:value-type="float" office:value="1.37009">
            <text:p>1.37009</text:p>
          </table:table-cell>
          <table:table-cell/>
          <table:table-cell office:value-type="float" office:value="1396643202.896">
            <text:p>1396643202.896</text:p>
          </table:table-cell>
          <table:table-cell office:value-type="float" office:value="14.457">
            <text:p>14.457</text:p>
          </table:table-cell>
          <table:table-cell office:value-type="float" office:value="1.36994">
            <text:p>1.36994</text:p>
          </table:table-cell>
          <table:table-cell office:value-type="float" office:value="1.37006">
            <text:p>1.37006</text:p>
          </table:table-cell>
        </table:table-row>
        <table:table-row table:style-name="ro1">
          <table:table-cell office:value-type="float" office:value="1396643216.221">
            <text:p>1396643216.221</text:p>
          </table:table-cell>
          <table:table-cell office:value-type="float" office:value="28.543">
            <text:p>28.543</text:p>
          </table:table-cell>
          <table:table-cell office:value-type="float" office:value="1.36991">
            <text:p>1.36991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3203.313">
            <text:p>1396643203.313</text:p>
          </table:table-cell>
          <table:table-cell office:value-type="float" office:value="12.312">
            <text:p>12.312</text:p>
          </table:table-cell>
          <table:table-cell office:value-type="float" office:value="1.36994">
            <text:p>1.36994</text:p>
          </table:table-cell>
          <table:table-cell office:value-type="float" office:value="1.37006">
            <text:p>1.37006</text:p>
          </table:table-cell>
        </table:table-row>
        <table:table-row table:style-name="ro1">
          <table:table-cell office:value-type="float" office:value="1396643216.314">
            <text:p>1396643216.314</text:p>
          </table:table-cell>
          <table:table-cell office:value-type="float" office:value="11.36">
            <text:p>11.36</text:p>
          </table:table-cell>
          <table:table-cell office:value-type="float" office:value="1.36989">
            <text:p>1.36989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15.002">
            <text:p>1396643215.002</text:p>
          </table:table-cell>
          <table:table-cell office:value-type="float" office:value="11.412">
            <text:p>11.412</text:p>
          </table:table-cell>
          <table:table-cell office:value-type="float" office:value="1.36995">
            <text:p>1.36995</text:p>
          </table:table-cell>
          <table:table-cell office:value-type="float" office:value="1.37006">
            <text:p>1.37006</text:p>
          </table:table-cell>
        </table:table-row>
        <table:table-row table:style-name="ro1">
          <table:table-cell office:value-type="float" office:value="1396643217.513">
            <text:p>1396643217.513</text:p>
          </table:table-cell>
          <table:table-cell office:value-type="float" office:value="27.767">
            <text:p>27.767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15.015">
            <text:p>1396643215.015</text:p>
          </table:table-cell>
          <table:table-cell office:value-type="float" office:value="100.825">
            <text:p>100.825</text:p>
          </table:table-cell>
          <table:table-cell office:value-type="float" office:value="1.36995">
            <text:p>1.36995</text:p>
          </table:table-cell>
          <table:table-cell office:value-type="float" office:value="1.37008">
            <text:p>1.37008</text:p>
          </table:table-cell>
        </table:table-row>
        <table:table-row table:style-name="ro1">
          <table:table-cell office:value-type="float" office:value="1396643219.824">
            <text:p>1396643219.824</text:p>
          </table:table-cell>
          <table:table-cell office:value-type="float" office:value="11.761">
            <text:p>11.761</text:p>
          </table:table-cell>
          <table:table-cell office:value-type="float" office:value="1.36991">
            <text:p>1.36991</text:p>
          </table:table-cell>
          <table:table-cell office:value-type="float" office:value="1.37003">
            <text:p>1.37003</text:p>
          </table:table-cell>
          <table:table-cell/>
          <table:table-cell office:value-type="float" office:value="1396643215.016">
            <text:p>1396643215.016</text:p>
          </table:table-cell>
          <table:table-cell office:value-type="float" office:value="101.854">
            <text:p>101.854</text:p>
          </table:table-cell>
          <table:table-cell office:value-type="float" office:value="1.36995">
            <text:p>1.36995</text:p>
          </table:table-cell>
          <table:table-cell office:value-type="float" office:value="1.37009">
            <text:p>1.37009</text:p>
          </table:table-cell>
        </table:table-row>
        <table:table-row table:style-name="ro1">
          <table:table-cell office:value-type="float" office:value="1396643219.825">
            <text:p>1396643219.825</text:p>
          </table:table-cell>
          <table:table-cell office:value-type="float" office:value="27.108">
            <text:p>27.108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  <table:table-cell/>
          <table:table-cell office:value-type="float" office:value="1396643215.017">
            <text:p>1396643215.017</text:p>
          </table:table-cell>
          <table:table-cell office:value-type="float" office:value="103.093">
            <text:p>103.093</text:p>
          </table:table-cell>
          <table:table-cell office:value-type="float" office:value="1.36995">
            <text:p>1.36995</text:p>
          </table:table-cell>
          <table:table-cell office:value-type="float" office:value="1.3701">
            <text:p>1.3701</text:p>
          </table:table-cell>
        </table:table-row>
        <table:table-row table:style-name="ro1">
          <table:table-cell office:value-type="float" office:value="1396643219.997">
            <text:p>1396643219.997</text:p>
          </table:table-cell>
          <table:table-cell office:value-type="float" office:value="10.605">
            <text:p>10.605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15.023">
            <text:p>1396643215.023</text:p>
          </table:table-cell>
          <table:table-cell office:value-type="float" office:value="98.657">
            <text:p>98.657</text:p>
          </table:table-cell>
          <table:table-cell office:value-type="float" office:value="1.36998">
            <text:p>1.36998</text:p>
          </table:table-cell>
          <table:table-cell office:value-type="float" office:value="1.37013">
            <text:p>1.37013</text:p>
          </table:table-cell>
        </table:table-row>
        <table:table-row table:style-name="ro1">
          <table:table-cell office:value-type="float" office:value="1396643220.043">
            <text:p>1396643220.043</text:p>
          </table:table-cell>
          <table:table-cell office:value-type="float" office:value="11.747">
            <text:p>11.747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15.111">
            <text:p>1396643215.111</text:p>
          </table:table-cell>
          <table:table-cell office:value-type="float" office:value="104.717">
            <text:p>104.717</text:p>
          </table:table-cell>
          <table:table-cell office:value-type="float" office:value="1.37">
            <text:p>1.37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3220.099">
            <text:p>1396643220.099</text:p>
          </table:table-cell>
          <table:table-cell office:value-type="float" office:value="10.939">
            <text:p>10.939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15.125">
            <text:p>1396643215.125</text:p>
          </table:table-cell>
          <table:table-cell office:value-type="float" office:value="92.642">
            <text:p>92.642</text:p>
          </table:table-cell>
          <table:table-cell office:value-type="float" office:value="1.36996">
            <text:p>1.36996</text:p>
          </table:table-cell>
          <table:table-cell office:value-type="float" office:value="1.37014">
            <text:p>1.37014</text:p>
          </table:table-cell>
        </table:table-row>
        <table:table-row table:style-name="ro1">
          <table:table-cell office:value-type="float" office:value="1396643220.205">
            <text:p>1396643220.205</text:p>
          </table:table-cell>
          <table:table-cell office:value-type="float" office:value="10.489">
            <text:p>10.489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/>
          <table:table-cell office:value-type="float" office:value="1396643215.233">
            <text:p>1396643215.233</text:p>
          </table:table-cell>
          <table:table-cell office:value-type="float" office:value="610.122">
            <text:p>610.122</text:p>
          </table:table-cell>
          <table:table-cell office:value-type="float" office:value="1.36994">
            <text:p>1.36994</text:p>
          </table:table-cell>
          <table:table-cell office:value-type="float" office:value="1.37011">
            <text:p>1.37011</text:p>
          </table:table-cell>
        </table:table-row>
        <table:table-row table:style-name="ro1">
          <table:table-cell office:value-type="float" office:value="1396643220.205">
            <text:p>1396643220.205</text:p>
          </table:table-cell>
          <table:table-cell office:value-type="float" office:value="110.822">
            <text:p>110.822</text:p>
          </table:table-cell>
          <table:table-cell office:value-type="float" office:value="1.3699">
            <text:p>1.3699</text:p>
          </table:table-cell>
          <table:table-cell office:value-type="float" office:value="1.37006">
            <text:p>1.37006</text:p>
          </table:table-cell>
          <table:table-cell/>
          <table:table-cell office:value-type="float" office:value="1396643216.214">
            <text:p>1396643216.214</text:p>
          </table:table-cell>
          <table:table-cell office:value-type="float" office:value="13.567">
            <text:p>13.567</text:p>
          </table:table-cell>
          <table:table-cell office:value-type="float" office:value="1.36993">
            <text:p>1.36993</text:p>
          </table:table-cell>
          <table:table-cell office:value-type="float" office:value="1.37009">
            <text:p>1.37009</text:p>
          </table:table-cell>
        </table:table-row>
        <table:table-row table:style-name="ro1">
          <table:table-cell office:value-type="float" office:value="1396643221.524">
            <text:p>1396643221.524</text:p>
          </table:table-cell>
          <table:table-cell office:value-type="float" office:value="14.83">
            <text:p>14.83</text:p>
          </table:table-cell>
          <table:table-cell office:value-type="float" office:value="1.36992">
            <text:p>1.36992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3216.221">
            <text:p>1396643216.221</text:p>
          </table:table-cell>
          <table:table-cell office:value-type="float" office:value="106.051">
            <text:p>106.051</text:p>
          </table:table-cell>
          <table:table-cell office:value-type="float" office:value="1.36991">
            <text:p>1.36991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3221.618">
            <text:p>1396643221.618</text:p>
          </table:table-cell>
          <table:table-cell office:value-type="float" office:value="12.77">
            <text:p>12.77</text:p>
          </table:table-cell>
          <table:table-cell office:value-type="float" office:value="1.36991">
            <text:p>1.36991</text:p>
          </table:table-cell>
          <table:table-cell office:value-type="float" office:value="1.37008">
            <text:p>1.37008</text:p>
          </table:table-cell>
          <table:table-cell/>
          <table:table-cell office:value-type="float" office:value="1396643216.314">
            <text:p>1396643216.314</text:p>
          </table:table-cell>
          <table:table-cell office:value-type="float" office:value="117.957">
            <text:p>117.957</text:p>
          </table:table-cell>
          <table:table-cell office:value-type="float" office:value="1.36989">
            <text:p>1.36989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21.784">
            <text:p>1396643221.784</text:p>
          </table:table-cell>
          <table:table-cell office:value-type="float" office:value="11.104">
            <text:p>11.104</text:p>
          </table:table-cell>
          <table:table-cell office:value-type="float" office:value="1.36991">
            <text:p>1.36991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3216.425">
            <text:p>1396643216.425</text:p>
          </table:table-cell>
          <table:table-cell office:value-type="float" office:value="102.961">
            <text:p>102.961</text:p>
          </table:table-cell>
          <table:table-cell office:value-type="float" office:value="1.36989">
            <text:p>1.36989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21.837">
            <text:p>1396643221.837</text:p>
          </table:table-cell>
          <table:table-cell office:value-type="float" office:value="10.538">
            <text:p>10.538</text:p>
          </table:table-cell>
          <table:table-cell office:value-type="float" office:value="1.36992">
            <text:p>1.36992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3216.614">
            <text:p>1396643216.614</text:p>
          </table:table-cell>
          <table:table-cell office:value-type="float" office:value="13.909">
            <text:p>13.909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</table:table-row>
        <table:table-row table:style-name="ro1">
          <table:table-cell office:value-type="float" office:value="1396643228.013">
            <text:p>1396643228.013</text:p>
          </table:table-cell>
          <table:table-cell office:value-type="float" office:value="11.619">
            <text:p>11.619</text:p>
          </table:table-cell>
          <table:table-cell office:value-type="float" office:value="1.36993">
            <text:p>1.36993</text:p>
          </table:table-cell>
          <table:table-cell office:value-type="float" office:value="1.37007">
            <text:p>1.37007</text:p>
          </table:table-cell>
          <table:table-cell/>
          <table:table-cell office:value-type="float" office:value="1396643217.513">
            <text:p>1396643217.513</text:p>
          </table:table-cell>
          <table:table-cell office:value-type="float" office:value="12.407">
            <text:p>12.407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230.324">
            <text:p>1396643230.324</text:p>
          </table:table-cell>
          <table:table-cell office:value-type="float" office:value="10.576">
            <text:p>10.576</text:p>
          </table:table-cell>
          <table:table-cell office:value-type="float" office:value="1.36994">
            <text:p>1.36994</text:p>
          </table:table-cell>
          <table:table-cell office:value-type="float" office:value="1.37006">
            <text:p>1.37006</text:p>
          </table:table-cell>
          <table:table-cell/>
          <table:table-cell office:value-type="float" office:value="1396643219.824">
            <text:p>1396643219.824</text:p>
          </table:table-cell>
          <table:table-cell office:value-type="float" office:value="14.21">
            <text:p>14.21</text:p>
          </table:table-cell>
          <table:table-cell office:value-type="float" office:value="1.36991">
            <text:p>1.36991</text:p>
          </table:table-cell>
          <table:table-cell office:value-type="float" office:value="1.37003">
            <text:p>1.37003</text:p>
          </table:table-cell>
        </table:table-row>
        <table:table-row table:style-name="ro1">
          <table:table-cell office:value-type="float" office:value="1396642594.262">
            <text:p>1396642594.262</text:p>
          </table:table-cell>
          <table:table-cell office:value-type="float" office:value="375.874">
            <text:p>375.874</text:p>
          </table:table-cell>
          <table:table-cell office:value-type="float" office:value="0.05058">
            <text:p>0.05058</text:p>
          </table:table-cell>
          <table:table-cell office:value-type="float" office:value="0.05729">
            <text:p>0.05729</text:p>
          </table:table-cell>
          <table:table-cell/>
          <table:table-cell office:value-type="float" office:value="1396643219.825">
            <text:p>1396643219.825</text:p>
          </table:table-cell>
          <table:table-cell office:value-type="float" office:value="113.172">
            <text:p>113.172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33.13">
            <text:p>1396643233.13</text:p>
          </table:table-cell>
          <table:table-cell office:value-type="float" office:value="11.413">
            <text:p>11.413</text:p>
          </table:table-cell>
          <table:table-cell office:value-type="float" office:value="1.36989">
            <text:p>1.36989</text:p>
          </table:table-cell>
          <table:table-cell office:value-type="float" office:value="1.37003">
            <text:p>1.37003</text:p>
          </table:table-cell>
          <table:table-cell/>
          <table:table-cell office:value-type="float" office:value="1396643219.997">
            <text:p>1396643219.997</text:p>
          </table:table-cell>
          <table:table-cell office:value-type="float" office:value="42.4">
            <text:p>42.4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33.735">
            <text:p>1396643233.735</text:p>
          </table:table-cell>
          <table:table-cell office:value-type="float" office:value="12.812">
            <text:p>12.812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20.043">
            <text:p>1396643220.043</text:p>
          </table:table-cell>
          <table:table-cell office:value-type="float" office:value="95.385">
            <text:p>95.385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35.112">
            <text:p>1396643235.112</text:p>
          </table:table-cell>
          <table:table-cell office:value-type="float" office:value="19.966">
            <text:p>19.966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20.099">
            <text:p>1396643220.099</text:p>
          </table:table-cell>
          <table:table-cell office:value-type="float" office:value="40.887">
            <text:p>40.887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35.214">
            <text:p>1396643235.214</text:p>
          </table:table-cell>
          <table:table-cell office:value-type="float" office:value="14.727">
            <text:p>14.727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20.205">
            <text:p>1396643220.205</text:p>
          </table:table-cell>
          <table:table-cell office:value-type="float" office:value="33.493">
            <text:p>33.493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35.913">
            <text:p>1396643235.913</text:p>
          </table:table-cell>
          <table:table-cell office:value-type="float" office:value="11.058">
            <text:p>11.058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  <table:table-cell/>
          <table:table-cell office:value-type="float" office:value="1396643220.205">
            <text:p>1396643220.205</text:p>
          </table:table-cell>
          <table:table-cell office:value-type="float" office:value="133.379">
            <text:p>133.379</text:p>
          </table:table-cell>
          <table:table-cell office:value-type="float" office:value="1.3699">
            <text:p>1.3699</text:p>
          </table:table-cell>
          <table:table-cell office:value-type="float" office:value="1.37006">
            <text:p>1.37006</text:p>
          </table:table-cell>
        </table:table-row>
        <table:table-row table:style-name="ro1">
          <table:table-cell office:value-type="float" office:value="1396643236.912">
            <text:p>1396643236.912</text:p>
          </table:table-cell>
          <table:table-cell office:value-type="float" office:value="11.476">
            <text:p>11.476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  <table:table-cell/>
          <table:table-cell office:value-type="float" office:value="1396643221.524">
            <text:p>1396643221.524</text:p>
          </table:table-cell>
          <table:table-cell office:value-type="float" office:value="16.243">
            <text:p>16.243</text:p>
          </table:table-cell>
          <table:table-cell office:value-type="float" office:value="1.36992">
            <text:p>1.36992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3237.878">
            <text:p>1396643237.878</text:p>
          </table:table-cell>
          <table:table-cell office:value-type="float" office:value="11.376">
            <text:p>11.376</text:p>
          </table:table-cell>
          <table:table-cell office:value-type="float" office:value="1.36991">
            <text:p>1.36991</text:p>
          </table:table-cell>
          <table:table-cell office:value-type="float" office:value="1.37003">
            <text:p>1.37003</text:p>
          </table:table-cell>
          <table:table-cell/>
          <table:table-cell office:value-type="float" office:value="1396643221.618">
            <text:p>1396643221.618</text:p>
          </table:table-cell>
          <table:table-cell office:value-type="float" office:value="17.853">
            <text:p>17.853</text:p>
          </table:table-cell>
          <table:table-cell office:value-type="float" office:value="1.36991">
            <text:p>1.36991</text:p>
          </table:table-cell>
          <table:table-cell office:value-type="float" office:value="1.37008">
            <text:p>1.37008</text:p>
          </table:table-cell>
        </table:table-row>
        <table:table-row table:style-name="ro1">
          <table:table-cell office:value-type="float" office:value="1396643239.313">
            <text:p>1396643239.313</text:p>
          </table:table-cell>
          <table:table-cell office:value-type="float" office:value="10.361">
            <text:p>10.361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  <table:table-cell/>
          <table:table-cell office:value-type="float" office:value="1396643221.784">
            <text:p>1396643221.784</text:p>
          </table:table-cell>
          <table:table-cell office:value-type="float" office:value="12.486">
            <text:p>12.486</text:p>
          </table:table-cell>
          <table:table-cell office:value-type="float" office:value="1.36991">
            <text:p>1.36991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3239.838">
            <text:p>1396643239.838</text:p>
          </table:table-cell>
          <table:table-cell office:value-type="float" office:value="10.694">
            <text:p>10.694</text:p>
          </table:table-cell>
          <table:table-cell office:value-type="float" office:value="1.36988">
            <text:p>1.36988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21.837">
            <text:p>1396643221.837</text:p>
          </table:table-cell>
          <table:table-cell office:value-type="float" office:value="59.64">
            <text:p>59.64</text:p>
          </table:table-cell>
          <table:table-cell office:value-type="float" office:value="1.36992">
            <text:p>1.36992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3263.912">
            <text:p>1396643263.912</text:p>
          </table:table-cell>
          <table:table-cell office:value-type="float" office:value="11.606">
            <text:p>11.606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  <table:table-cell/>
          <table:table-cell office:value-type="float" office:value="1396643228.013">
            <text:p>1396643228.013</text:p>
          </table:table-cell>
          <table:table-cell office:value-type="float" office:value="28.527">
            <text:p>28.527</text:p>
          </table:table-cell>
          <table:table-cell office:value-type="float" office:value="1.36993">
            <text:p>1.36993</text:p>
          </table:table-cell>
          <table:table-cell office:value-type="float" office:value="1.37007">
            <text:p>1.37007</text:p>
          </table:table-cell>
        </table:table-row>
        <table:table-row table:style-name="ro1">
          <table:table-cell office:value-type="float" office:value="1396643263.919">
            <text:p>1396643263.919</text:p>
          </table:table-cell>
          <table:table-cell office:value-type="float" office:value="19.486">
            <text:p>19.486</text:p>
          </table:table-cell>
          <table:table-cell office:value-type="float" office:value="1.36987">
            <text:p>1.36987</text:p>
          </table:table-cell>
          <table:table-cell office:value-type="float" office:value="1.37">
            <text:p>1.37</text:p>
          </table:table-cell>
          <table:table-cell/>
          <table:table-cell office:value-type="float" office:value="1396643230.324">
            <text:p>1396643230.324</text:p>
          </table:table-cell>
          <table:table-cell office:value-type="float" office:value="12.327">
            <text:p>12.327</text:p>
          </table:table-cell>
          <table:table-cell office:value-type="float" office:value="1.36994">
            <text:p>1.36994</text:p>
          </table:table-cell>
          <table:table-cell office:value-type="float" office:value="1.37006">
            <text:p>1.37006</text:p>
          </table:table-cell>
        </table:table-row>
        <table:table-row table:style-name="ro1">
          <table:table-cell office:value-type="float" office:value="1396643263.931">
            <text:p>1396643263.931</text:p>
          </table:table-cell>
          <table:table-cell office:value-type="float" office:value="23.461">
            <text:p>23.461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  <table:table-cell/>
          <table:table-cell office:value-type="float" office:value="1396643230.942">
            <text:p>1396643230.942</text:p>
          </table:table-cell>
          <table:table-cell office:value-type="float" office:value="712.287">
            <text:p>712.287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65.945">
            <text:p>1396643265.945</text:p>
          </table:table-cell>
          <table:table-cell office:value-type="float" office:value="10.754">
            <text:p>10.754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33.13">
            <text:p>1396643233.13</text:p>
          </table:table-cell>
          <table:table-cell office:value-type="float" office:value="12.297">
            <text:p>12.297</text:p>
          </table:table-cell>
          <table:table-cell office:value-type="float" office:value="1.36989">
            <text:p>1.36989</text:p>
          </table:table-cell>
          <table:table-cell office:value-type="float" office:value="1.37003">
            <text:p>1.37003</text:p>
          </table:table-cell>
        </table:table-row>
        <table:table-row table:style-name="ro1">
          <table:table-cell office:value-type="float" office:value="1396643273.019">
            <text:p>1396643273.019</text:p>
          </table:table-cell>
          <table:table-cell office:value-type="float" office:value="11.244">
            <text:p>11.244</text:p>
          </table:table-cell>
          <table:table-cell office:value-type="float" office:value="1.36989">
            <text:p>1.36989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33.735">
            <text:p>1396643233.735</text:p>
          </table:table-cell>
          <table:table-cell office:value-type="float" office:value="14.221">
            <text:p>14.221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74.765">
            <text:p>1396643274.765</text:p>
          </table:table-cell>
          <table:table-cell office:value-type="float" office:value="10.603">
            <text:p>10.603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35.112">
            <text:p>1396643235.112</text:p>
          </table:table-cell>
          <table:table-cell office:value-type="float" office:value="21.771">
            <text:p>21.771</text:p>
          </table:table-cell>
          <table:table-cell office:value-type="float" office:value="1.36992">
            <text:p>1.36992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74.766">
            <text:p>1396643274.766</text:p>
          </table:table-cell>
          <table:table-cell office:value-type="float" office:value="25.032">
            <text:p>25.032</text:p>
          </table:table-cell>
          <table:table-cell office:value-type="float" office:value="1.36988">
            <text:p>1.36988</text:p>
          </table:table-cell>
          <table:table-cell office:value-type="float" office:value="1.37003">
            <text:p>1.37003</text:p>
          </table:table-cell>
          <table:table-cell/>
          <table:table-cell office:value-type="float" office:value="1396643235.214">
            <text:p>1396643235.214</text:p>
          </table:table-cell>
          <table:table-cell office:value-type="float" office:value="16.074">
            <text:p>16.074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77.41">
            <text:p>1396643277.41</text:p>
          </table:table-cell>
          <table:table-cell office:value-type="float" office:value="11.308">
            <text:p>11.308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35.913">
            <text:p>1396643235.913</text:p>
          </table:table-cell>
          <table:table-cell office:value-type="float" office:value="13.09">
            <text:p>13.09</text:p>
          </table:table-cell>
          <table:table-cell office:value-type="float" office:value="1.36992">
            <text:p>1.36992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82.232">
            <text:p>1396643282.232</text:p>
          </table:table-cell>
          <table:table-cell office:value-type="float" office:value="11.188">
            <text:p>11.188</text:p>
          </table:table-cell>
          <table:table-cell office:value-type="float" office:value="1.36991">
            <text:p>1.36991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36.912">
            <text:p>1396643236.912</text:p>
          </table:table-cell>
          <table:table-cell office:value-type="float" office:value="13.928">
            <text:p>13.928</text:p>
          </table:table-cell>
          <table:table-cell office:value-type="float" office:value="1.36991">
            <text:p>1.36991</text:p>
          </table:table-cell>
          <table:table-cell office:value-type="float" office:value="1.37005">
            <text:p>1.37005</text:p>
          </table:table-cell>
        </table:table-row>
        <table:table-row table:style-name="ro1">
          <table:table-cell office:value-type="float" office:value="1396643287.98">
            <text:p>1396643287.98</text:p>
          </table:table-cell>
          <table:table-cell office:value-type="float" office:value="12.597">
            <text:p>12.597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37.878">
            <text:p>1396643237.878</text:p>
          </table:table-cell>
          <table:table-cell office:value-type="float" office:value="12.729">
            <text:p>12.729</text:p>
          </table:table-cell>
          <table:table-cell office:value-type="float" office:value="1.36991">
            <text:p>1.36991</text:p>
          </table:table-cell>
          <table:table-cell office:value-type="float" office:value="1.37003">
            <text:p>1.37003</text:p>
          </table:table-cell>
        </table:table-row>
        <table:table-row table:style-name="ro1">
          <table:table-cell office:value-type="float" office:value="1396643292.813">
            <text:p>1396643292.813</text:p>
          </table:table-cell>
          <table:table-cell office:value-type="float" office:value="10.498">
            <text:p>10.498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39.313">
            <text:p>1396643239.313</text:p>
          </table:table-cell>
          <table:table-cell office:value-type="float" office:value="11.775">
            <text:p>11.775</text:p>
          </table:table-cell>
          <table:table-cell office:value-type="float" office:value="1.3699">
            <text:p>1.3699</text:p>
          </table:table-cell>
          <table:table-cell office:value-type="float" office:value="1.37004">
            <text:p>1.37004</text:p>
          </table:table-cell>
        </table:table-row>
        <table:table-row table:style-name="ro1">
          <table:table-cell office:value-type="float" office:value="1396643292.813">
            <text:p>1396643292.813</text:p>
          </table:table-cell>
          <table:table-cell office:value-type="float" office:value="25.526">
            <text:p>25.526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39.838">
            <text:p>1396643239.838</text:p>
          </table:table-cell>
          <table:table-cell office:value-type="float" office:value="11.195">
            <text:p>11.195</text:p>
          </table:table-cell>
          <table:table-cell office:value-type="float" office:value="1.36988">
            <text:p>1.36988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36.059">
            <text:p>1396643336.059</text:p>
          </table:table-cell>
          <table:table-cell office:value-type="float" office:value="10.217">
            <text:p>10.217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63.912">
            <text:p>1396643263.912</text:p>
          </table:table-cell>
          <table:table-cell office:value-type="float" office:value="11.747">
            <text:p>11.747</text:p>
          </table:table-cell>
          <table:table-cell office:value-type="float" office:value="1.36988">
            <text:p>1.36988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396643338.148">
            <text:p>1396643338.148</text:p>
          </table:table-cell>
          <table:table-cell office:value-type="float" office:value="13.189">
            <text:p>13.189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  <table:table-cell/>
          <table:table-cell office:value-type="float" office:value="1396643263.919">
            <text:p>1396643263.919</text:p>
          </table:table-cell>
          <table:table-cell office:value-type="float" office:value="105.366">
            <text:p>105.366</text:p>
          </table:table-cell>
          <table:table-cell office:value-type="float" office:value="1.36987">
            <text:p>1.36987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396643339.212">
            <text:p>1396643339.212</text:p>
          </table:table-cell>
          <table:table-cell office:value-type="float" office:value="10.493">
            <text:p>10.493</text:p>
          </table:table-cell>
          <table:table-cell office:value-type="float" office:value="1.36987">
            <text:p>1.36987</text:p>
          </table:table-cell>
          <table:table-cell office:value-type="float" office:value="1.37">
            <text:p>1.37</text:p>
          </table:table-cell>
          <table:table-cell/>
          <table:table-cell office:value-type="float" office:value="1396643263.931">
            <text:p>1396643263.931</text:p>
          </table:table-cell>
          <table:table-cell office:value-type="float" office:value="94.373">
            <text:p>94.373</text:p>
          </table:table-cell>
          <table:table-cell office:value-type="float" office:value="1.3699">
            <text:p>1.3699</text:p>
          </table:table-cell>
          <table:table-cell office:value-type="float" office:value="1.37003">
            <text:p>1.37003</text:p>
          </table:table-cell>
        </table:table-row>
        <table:table-row table:style-name="ro1">
          <table:table-cell office:value-type="float" office:value="1396643339.944">
            <text:p>1396643339.944</text:p>
          </table:table-cell>
          <table:table-cell office:value-type="float" office:value="11.208">
            <text:p>11.208</text:p>
          </table:table-cell>
          <table:table-cell office:value-type="float" office:value="1.36989">
            <text:p>1.36989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65.945">
            <text:p>1396643265.945</text:p>
          </table:table-cell>
          <table:table-cell office:value-type="float" office:value="12.177">
            <text:p>12.177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53.333">
            <text:p>1396643353.333</text:p>
          </table:table-cell>
          <table:table-cell office:value-type="float" office:value="10.669">
            <text:p>10.669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73.019">
            <text:p>1396643273.019</text:p>
          </table:table-cell>
          <table:table-cell office:value-type="float" office:value="12.561">
            <text:p>12.561</text:p>
          </table:table-cell>
          <table:table-cell office:value-type="float" office:value="1.36989">
            <text:p>1.36989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55.295">
            <text:p>1396643355.295</text:p>
          </table:table-cell>
          <table:table-cell office:value-type="float" office:value="14.378">
            <text:p>14.378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74.765">
            <text:p>1396643274.765</text:p>
          </table:table-cell>
          <table:table-cell office:value-type="float" office:value="11.331">
            <text:p>11.331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69.323">
            <text:p>1396643369.323</text:p>
          </table:table-cell>
          <table:table-cell office:value-type="float" office:value="10.169">
            <text:p>10.169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  <table:table-cell/>
          <table:table-cell office:value-type="float" office:value="1396643274.766">
            <text:p>1396643274.766</text:p>
          </table:table-cell>
          <table:table-cell office:value-type="float" office:value="109.863">
            <text:p>109.863</text:p>
          </table:table-cell>
          <table:table-cell office:value-type="float" office:value="1.36988">
            <text:p>1.36988</text:p>
          </table:table-cell>
          <table:table-cell office:value-type="float" office:value="1.37003">
            <text:p>1.37003</text:p>
          </table:table-cell>
        </table:table-row>
        <table:table-row table:style-name="ro1">
          <table:table-cell office:value-type="float" office:value="1396643369.646">
            <text:p>1396643369.646</text:p>
          </table:table-cell>
          <table:table-cell office:value-type="float" office:value="14.078">
            <text:p>14.078</text:p>
          </table:table-cell>
          <table:table-cell office:value-type="float" office:value="1.36989">
            <text:p>1.36989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77.41">
            <text:p>1396643277.41</text:p>
          </table:table-cell>
          <table:table-cell office:value-type="float" office:value="13.039">
            <text:p>13.039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70.348">
            <text:p>1396643370.348</text:p>
          </table:table-cell>
          <table:table-cell office:value-type="float" office:value="10.984">
            <text:p>10.984</text:p>
          </table:table-cell>
          <table:table-cell office:value-type="float" office:value="1.36988">
            <text:p>1.36988</text:p>
          </table:table-cell>
          <table:table-cell office:value-type="float" office:value="1.37002">
            <text:p>1.37002</text:p>
          </table:table-cell>
          <table:table-cell/>
          <table:table-cell office:value-type="float" office:value="1396643282.232">
            <text:p>1396643282.232</text:p>
          </table:table-cell>
          <table:table-cell office:value-type="float" office:value="11.83">
            <text:p>11.83</text:p>
          </table:table-cell>
          <table:table-cell office:value-type="float" office:value="1.36991">
            <text:p>1.36991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70.417">
            <text:p>1396643370.417</text:p>
          </table:table-cell>
          <table:table-cell office:value-type="float" office:value="11.961">
            <text:p>11.961</text:p>
          </table:table-cell>
          <table:table-cell office:value-type="float" office:value="1.36985">
            <text:p>1.36985</text:p>
          </table:table-cell>
          <table:table-cell office:value-type="float" office:value="1.37001">
            <text:p>1.37001</text:p>
          </table:table-cell>
          <table:table-cell/>
          <table:table-cell office:value-type="float" office:value="1396643287.98">
            <text:p>1396643287.98</text:p>
          </table:table-cell>
          <table:table-cell office:value-type="float" office:value="13.823">
            <text:p>13.823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70.423">
            <text:p>1396643370.423</text:p>
          </table:table-cell>
          <table:table-cell office:value-type="float" office:value="22.031">
            <text:p>22.031</text:p>
          </table:table-cell>
          <table:table-cell office:value-type="float" office:value="1.36983">
            <text:p>1.36983</text:p>
          </table:table-cell>
          <table:table-cell office:value-type="float" office:value="1.36999">
            <text:p>1.36999</text:p>
          </table:table-cell>
          <table:table-cell/>
          <table:table-cell office:value-type="float" office:value="1396643292.813">
            <text:p>1396643292.813</text:p>
          </table:table-cell>
          <table:table-cell office:value-type="float" office:value="12.066">
            <text:p>12.066</text:p>
          </table:table-cell>
          <table:table-cell office:value-type="float" office:value="1.36991">
            <text:p>1.36991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1985.512">
            <text:p>1396641985.512</text:p>
          </table:table-cell>
          <table:table-cell office:value-type="float" office:value="948.777">
            <text:p>948.777</text:p>
          </table:table-cell>
          <table:table-cell office:value-type="float" office:value="3.44775">
            <text:p>3.44775</text:p>
          </table:table-cell>
          <table:table-cell office:value-type="float" office:value="3.45712">
            <text:p>3.45712</text:p>
          </table:table-cell>
          <table:table-cell/>
          <table:table-cell office:value-type="float" office:value="1396643292.813">
            <text:p>1396643292.813</text:p>
          </table:table-cell>
          <table:table-cell office:value-type="float" office:value="111.917">
            <text:p>111.917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70.524">
            <text:p>1396643370.524</text:p>
          </table:table-cell>
          <table:table-cell office:value-type="float" office:value="11.876">
            <text:p>11.876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336.059">
            <text:p>1396643336.059</text:p>
          </table:table-cell>
          <table:table-cell office:value-type="float" office:value="13.244">
            <text:p>13.244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70.541">
            <text:p>1396643370.541</text:p>
          </table:table-cell>
          <table:table-cell office:value-type="float" office:value="12.646">
            <text:p>12.646</text:p>
          </table:table-cell>
          <table:table-cell office:value-type="float" office:value="1.36983">
            <text:p>1.36983</text:p>
          </table:table-cell>
          <table:table-cell office:value-type="float" office:value="1.36998">
            <text:p>1.36998</text:p>
          </table:table-cell>
          <table:table-cell/>
          <table:table-cell office:value-type="float" office:value="1396643338.148">
            <text:p>1396643338.148</text:p>
          </table:table-cell>
          <table:table-cell office:value-type="float" office:value="14.273">
            <text:p>14.273</text:p>
          </table:table-cell>
          <table:table-cell office:value-type="float" office:value="1.36988">
            <text:p>1.36988</text:p>
          </table:table-cell>
          <table:table-cell office:value-type="float" office:value="1.36999">
            <text:p>1.36999</text:p>
          </table:table-cell>
        </table:table-row>
        <table:table-row table:style-name="ro1">
          <table:table-cell office:value-type="float" office:value="1396643370.613">
            <text:p>1396643370.613</text:p>
          </table:table-cell>
          <table:table-cell office:value-type="float" office:value="10.901">
            <text:p>10.901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39.212">
            <text:p>1396643339.212</text:p>
          </table:table-cell>
          <table:table-cell office:value-type="float" office:value="12.172">
            <text:p>12.172</text:p>
          </table:table-cell>
          <table:table-cell office:value-type="float" office:value="1.36987">
            <text:p>1.36987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float" office:value="1396643371.313">
            <text:p>1396643371.313</text:p>
          </table:table-cell>
          <table:table-cell office:value-type="float" office:value="10.421">
            <text:p>10.421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39.944">
            <text:p>1396643339.944</text:p>
          </table:table-cell>
          <table:table-cell office:value-type="float" office:value="13.189">
            <text:p>13.189</text:p>
          </table:table-cell>
          <table:table-cell office:value-type="float" office:value="1.36989">
            <text:p>1.36989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71.722">
            <text:p>1396643371.722</text:p>
          </table:table-cell>
          <table:table-cell office:value-type="float" office:value="11.72">
            <text:p>11.72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53.333">
            <text:p>1396643353.333</text:p>
          </table:table-cell>
          <table:table-cell office:value-type="float" office:value="12.389">
            <text:p>12.389</text:p>
          </table:table-cell>
          <table:table-cell office:value-type="float" office:value="1.3699">
            <text:p>1.3699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72.421">
            <text:p>1396643372.421</text:p>
          </table:table-cell>
          <table:table-cell office:value-type="float" office:value="11.252">
            <text:p>11.252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  <table:table-cell/>
          <table:table-cell office:value-type="float" office:value="1396643355.295">
            <text:p>1396643355.295</text:p>
          </table:table-cell>
          <table:table-cell office:value-type="float" office:value="14.678">
            <text:p>14.678</text:p>
          </table:table-cell>
          <table:table-cell office:value-type="float" office:value="1.3699">
            <text:p>1.3699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72.459">
            <text:p>1396643372.459</text:p>
          </table:table-cell>
          <table:table-cell office:value-type="float" office:value="12.662">
            <text:p>12.662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69.323">
            <text:p>1396643369.323</text:p>
          </table:table-cell>
          <table:table-cell office:value-type="float" office:value="11.96">
            <text:p>11.96</text:p>
          </table:table-cell>
          <table:table-cell office:value-type="float" office:value="1.36987">
            <text:p>1.36987</text:p>
          </table:table-cell>
          <table:table-cell office:value-type="float" office:value="1.36999">
            <text:p>1.36999</text:p>
          </table:table-cell>
        </table:table-row>
        <table:table-row table:style-name="ro1">
          <table:table-cell office:value-type="float" office:value="1396643377.226">
            <text:p>1396643377.226</text:p>
          </table:table-cell>
          <table:table-cell office:value-type="float" office:value="11.866">
            <text:p>11.866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69.646">
            <text:p>1396643369.646</text:p>
          </table:table-cell>
          <table:table-cell office:value-type="float" office:value="15.364">
            <text:p>15.364</text:p>
          </table:table-cell>
          <table:table-cell office:value-type="float" office:value="1.36989">
            <text:p>1.36989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81.325">
            <text:p>1396643381.325</text:p>
          </table:table-cell>
          <table:table-cell office:value-type="float" office:value="10.912">
            <text:p>10.912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70.348">
            <text:p>1396643370.348</text:p>
          </table:table-cell>
          <table:table-cell office:value-type="float" office:value="12.779">
            <text:p>12.779</text:p>
          </table:table-cell>
          <table:table-cell office:value-type="float" office:value="1.36988">
            <text:p>1.36988</text:p>
          </table:table-cell>
          <table:table-cell office:value-type="float" office:value="1.37002">
            <text:p>1.37002</text:p>
          </table:table-cell>
        </table:table-row>
        <table:table-row table:style-name="ro1">
          <table:table-cell office:value-type="float" office:value="1396643383.015">
            <text:p>1396643383.015</text:p>
          </table:table-cell>
          <table:table-cell office:value-type="float" office:value="10.463">
            <text:p>10.463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370.417">
            <text:p>1396643370.417</text:p>
          </table:table-cell>
          <table:table-cell office:value-type="float" office:value="44.54">
            <text:p>44.54</text:p>
          </table:table-cell>
          <table:table-cell office:value-type="float" office:value="1.36985">
            <text:p>1.36985</text:p>
          </table:table-cell>
          <table:table-cell office:value-type="float" office:value="1.37001">
            <text:p>1.37001</text:p>
          </table:table-cell>
        </table:table-row>
        <table:table-row table:style-name="ro1">
          <table:table-cell office:value-type="float" office:value="1396643388.845">
            <text:p>1396643388.845</text:p>
          </table:table-cell>
          <table:table-cell office:value-type="float" office:value="11.762">
            <text:p>11.762</text:p>
          </table:table-cell>
          <table:table-cell office:value-type="float" office:value="1.36984">
            <text:p>1.36984</text:p>
          </table:table-cell>
          <table:table-cell office:value-type="float" office:value="1.36998">
            <text:p>1.36998</text:p>
          </table:table-cell>
          <table:table-cell/>
          <table:table-cell office:value-type="float" office:value="1396643370.423">
            <text:p>1396643370.423</text:p>
          </table:table-cell>
          <table:table-cell office:value-type="float" office:value="137.943">
            <text:p>137.943</text:p>
          </table:table-cell>
          <table:table-cell office:value-type="float" office:value="1.36983">
            <text:p>1.36983</text:p>
          </table:table-cell>
          <table:table-cell office:value-type="float" office:value="1.36999">
            <text:p>1.36999</text:p>
          </table:table-cell>
        </table:table-row>
        <table:table-row table:style-name="ro1">
          <table:table-cell office:value-type="float" office:value="1396643392.539">
            <text:p>1396643392.539</text:p>
          </table:table-cell>
          <table:table-cell office:value-type="float" office:value="20.503">
            <text:p>20.503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  <table:table-cell/>
          <table:table-cell office:value-type="float" office:value="1396643370.436">
            <text:p>1396643370.436</text:p>
          </table:table-cell>
          <table:table-cell office:value-type="float" office:value="126.491">
            <text:p>126.491</text:p>
          </table:table-cell>
          <table:table-cell office:value-type="float" office:value="1.3698">
            <text:p>1.3698</text:p>
          </table:table-cell>
          <table:table-cell office:value-type="float" office:value="1.36996">
            <text:p>1.36996</text:p>
          </table:table-cell>
        </table:table-row>
        <table:table-row table:style-name="ro1">
          <table:table-cell office:value-type="float" office:value="1396643392.617">
            <text:p>1396643392.617</text:p>
          </table:table-cell>
          <table:table-cell office:value-type="float" office:value="12.149">
            <text:p>12.149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  <table:table-cell/>
          <table:table-cell office:value-type="float" office:value="1396643370.436">
            <text:p>1396643370.436</text:p>
          </table:table-cell>
          <table:table-cell office:value-type="float" office:value="128.008">
            <text:p>128.008</text:p>
          </table:table-cell>
          <table:table-cell office:value-type="float" office:value="1.3698">
            <text:p>1.3698</text:p>
          </table:table-cell>
          <table:table-cell office:value-type="float" office:value="1.36996">
            <text:p>1.36996</text:p>
          </table:table-cell>
        </table:table-row>
        <table:table-row table:style-name="ro1">
          <table:table-cell office:value-type="float" office:value="1396643393.938">
            <text:p>1396643393.938</text:p>
          </table:table-cell>
          <table:table-cell office:value-type="float" office:value="13.17">
            <text:p>13.17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office:value-type="float" office:value="1396643370.524">
            <text:p>1396643370.524</text:p>
          </table:table-cell>
          <table:table-cell office:value-type="float" office:value="43.269">
            <text:p>43.269</text:p>
          </table:table-cell>
          <table:table-cell office:value-type="float" office:value="1.3698">
            <text:p>1.3698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394.938">
            <text:p>1396643394.938</text:p>
          </table:table-cell>
          <table:table-cell office:value-type="float" office:value="18.202">
            <text:p>18.20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370.541">
            <text:p>1396643370.541</text:p>
          </table:table-cell>
          <table:table-cell office:value-type="float" office:value="120.606">
            <text:p>120.606</text:p>
          </table:table-cell>
          <table:table-cell office:value-type="float" office:value="1.36983">
            <text:p>1.36983</text:p>
          </table:table-cell>
          <table:table-cell office:value-type="float" office:value="1.36998">
            <text:p>1.36998</text:p>
          </table:table-cell>
        </table:table-row>
        <table:table-row table:style-name="ro1">
          <table:table-cell office:value-type="float" office:value="1396643396.565">
            <text:p>1396643396.565</text:p>
          </table:table-cell>
          <table:table-cell office:value-type="float" office:value="12.343">
            <text:p>12.343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370.613">
            <text:p>1396643370.613</text:p>
          </table:table-cell>
          <table:table-cell office:value-type="float" office:value="150.045">
            <text:p>150.045</text:p>
          </table:table-cell>
          <table:table-cell office:value-type="float" office:value="1.36983">
            <text:p>1.36983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02.358">
            <text:p>1396643402.358</text:p>
          </table:table-cell>
          <table:table-cell office:value-type="float" office:value="12.174">
            <text:p>12.174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371.313">
            <text:p>1396643371.313</text:p>
          </table:table-cell>
          <table:table-cell office:value-type="float" office:value="12.433">
            <text:p>12.433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02.734">
            <text:p>1396643402.734</text:p>
          </table:table-cell>
          <table:table-cell office:value-type="float" office:value="13.732">
            <text:p>13.732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371.722">
            <text:p>1396643371.722</text:p>
          </table:table-cell>
          <table:table-cell office:value-type="float" office:value="12.808">
            <text:p>12.808</text:p>
          </table:table-cell>
          <table:table-cell office:value-type="float" office:value="1.36987">
            <text:p>1.36987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10.231">
            <text:p>1396643410.231</text:p>
          </table:table-cell>
          <table:table-cell office:value-type="float" office:value="10.89">
            <text:p>10.89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372.421">
            <text:p>1396643372.421</text:p>
          </table:table-cell>
          <table:table-cell office:value-type="float" office:value="12.826">
            <text:p>12.826</text:p>
          </table:table-cell>
          <table:table-cell office:value-type="float" office:value="1.36986">
            <text:p>1.36986</text:p>
          </table:table-cell>
          <table:table-cell office:value-type="float" office:value="1.36998">
            <text:p>1.36998</text:p>
          </table:table-cell>
        </table:table-row>
        <table:table-row table:style-name="ro1">
          <table:table-cell office:value-type="float" office:value="1396643410.492">
            <text:p>1396643410.492</text:p>
          </table:table-cell>
          <table:table-cell office:value-type="float" office:value="10.631">
            <text:p>10.631</text:p>
          </table:table-cell>
          <table:table-cell office:value-type="float" office:value="1.36983">
            <text:p>1.36983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372.459">
            <text:p>1396643372.459</text:p>
          </table:table-cell>
          <table:table-cell office:value-type="float" office:value="74.402">
            <text:p>74.402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10.923">
            <text:p>1396643410.923</text:p>
          </table:table-cell>
          <table:table-cell office:value-type="float" office:value="10.713">
            <text:p>10.713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377.226">
            <text:p>1396643377.226</text:p>
          </table:table-cell>
          <table:table-cell office:value-type="float" office:value="12.917">
            <text:p>12.91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15.894">
            <text:p>1396643415.894</text:p>
          </table:table-cell>
          <table:table-cell office:value-type="float" office:value="10.043">
            <text:p>10.043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381.325">
            <text:p>1396643381.325</text:p>
          </table:table-cell>
          <table:table-cell office:value-type="float" office:value="12.58">
            <text:p>12.58</text:p>
          </table:table-cell>
          <table:table-cell office:value-type="float" office:value="1.36985">
            <text:p>1.36985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20.068">
            <text:p>1396643420.068</text:p>
          </table:table-cell>
          <table:table-cell office:value-type="float" office:value="11.533">
            <text:p>11.533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  <table:table-cell/>
          <table:table-cell office:value-type="float" office:value="1396643383.015">
            <text:p>1396643383.015</text:p>
          </table:table-cell>
          <table:table-cell office:value-type="float" office:value="12.827">
            <text:p>12.827</text:p>
          </table:table-cell>
          <table:table-cell office:value-type="float" office:value="1.36986">
            <text:p>1.36986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439.062">
            <text:p>1396643439.062</text:p>
          </table:table-cell>
          <table:table-cell office:value-type="float" office:value="11.28">
            <text:p>11.28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  <table:table-cell/>
          <table:table-cell office:value-type="float" office:value="1396643388.845">
            <text:p>1396643388.845</text:p>
          </table:table-cell>
          <table:table-cell office:value-type="float" office:value="14.476">
            <text:p>14.476</text:p>
          </table:table-cell>
          <table:table-cell office:value-type="float" office:value="1.36984">
            <text:p>1.36984</text:p>
          </table:table-cell>
          <table:table-cell office:value-type="float" office:value="1.36998">
            <text:p>1.36998</text:p>
          </table:table-cell>
        </table:table-row>
        <table:table-row table:style-name="ro1">
          <table:table-cell office:value-type="float" office:value="1396643440.317">
            <text:p>1396643440.317</text:p>
          </table:table-cell>
          <table:table-cell office:value-type="float" office:value="11.279">
            <text:p>11.279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392.539">
            <text:p>1396643392.539</text:p>
          </table:table-cell>
          <table:table-cell office:value-type="float" office:value="21.714">
            <text:p>21.714</text:p>
          </table:table-cell>
          <table:table-cell office:value-type="float" office:value="1.36983">
            <text:p>1.36983</text:p>
          </table:table-cell>
          <table:table-cell office:value-type="float" office:value="1.36996">
            <text:p>1.36996</text:p>
          </table:table-cell>
        </table:table-row>
        <table:table-row table:style-name="ro1">
          <table:table-cell office:value-type="float" office:value="1396643440.333">
            <text:p>1396643440.333</text:p>
          </table:table-cell>
          <table:table-cell office:value-type="float" office:value="10.817">
            <text:p>10.817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392.617">
            <text:p>1396643392.617</text:p>
          </table:table-cell>
          <table:table-cell office:value-type="float" office:value="41.349">
            <text:p>41.349</text:p>
          </table:table-cell>
          <table:table-cell office:value-type="float" office:value="1.36982">
            <text:p>1.36982</text:p>
          </table:table-cell>
          <table:table-cell office:value-type="float" office:value="1.36994">
            <text:p>1.36994</text:p>
          </table:table-cell>
        </table:table-row>
        <table:table-row table:style-name="ro1">
          <table:table-cell office:value-type="float" office:value="1396643440.889">
            <text:p>1396643440.889</text:p>
          </table:table-cell>
          <table:table-cell office:value-type="float" office:value="10.938">
            <text:p>10.938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393.938">
            <text:p>1396643393.938</text:p>
          </table:table-cell>
          <table:table-cell office:value-type="float" office:value="15.571">
            <text:p>15.571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</table:table-row>
        <table:table-row table:style-name="ro1">
          <table:table-cell office:value-type="float" office:value="1396643451.487">
            <text:p>1396643451.487</text:p>
          </table:table-cell>
          <table:table-cell office:value-type="float" office:value="12.922">
            <text:p>12.922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394.938">
            <text:p>1396643394.938</text:p>
          </table:table-cell>
          <table:table-cell office:value-type="float" office:value="19.622">
            <text:p>19.62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460.112">
            <text:p>1396643460.112</text:p>
          </table:table-cell>
          <table:table-cell office:value-type="float" office:value="15.18">
            <text:p>15.18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396.565">
            <text:p>1396643396.565</text:p>
          </table:table-cell>
          <table:table-cell office:value-type="float" office:value="13.287">
            <text:p>13.287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482.406">
            <text:p>1396643482.406</text:p>
          </table:table-cell>
          <table:table-cell office:value-type="float" office:value="11.571">
            <text:p>11.571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402.358">
            <text:p>1396643402.358</text:p>
          </table:table-cell>
          <table:table-cell office:value-type="float" office:value="13.015">
            <text:p>13.015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492.161">
            <text:p>1396643492.161</text:p>
          </table:table-cell>
          <table:table-cell office:value-type="float" office:value="10.694">
            <text:p>10.694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02.734">
            <text:p>1396643402.734</text:p>
          </table:table-cell>
          <table:table-cell office:value-type="float" office:value="15.452">
            <text:p>15.452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506.71">
            <text:p>1396643506.71</text:p>
          </table:table-cell>
          <table:table-cell office:value-type="float" office:value="11.512">
            <text:p>11.512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410.231">
            <text:p>1396643410.231</text:p>
          </table:table-cell>
          <table:table-cell office:value-type="float" office:value="11.965">
            <text:p>11.965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517.746">
            <text:p>1396643517.746</text:p>
          </table:table-cell>
          <table:table-cell office:value-type="float" office:value="15.425">
            <text:p>15.425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10.492">
            <text:p>1396643410.492</text:p>
          </table:table-cell>
          <table:table-cell office:value-type="float" office:value="65.99">
            <text:p>65.99</text:p>
          </table:table-cell>
          <table:table-cell office:value-type="float" office:value="1.36983">
            <text:p>1.36983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522.237">
            <text:p>1396643522.237</text:p>
          </table:table-cell>
          <table:table-cell office:value-type="float" office:value="10.775">
            <text:p>10.775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10.923">
            <text:p>1396643410.923</text:p>
          </table:table-cell>
          <table:table-cell office:value-type="float" office:value="12.542">
            <text:p>12.542</text:p>
          </table:table-cell>
          <table:table-cell office:value-type="float" office:value="1.36982">
            <text:p>1.36982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545.813">
            <text:p>1396643545.813</text:p>
          </table:table-cell>
          <table:table-cell office:value-type="float" office:value="23.395">
            <text:p>23.395</text:p>
          </table:table-cell>
          <table:table-cell office:value-type="float" office:value="1.36983">
            <text:p>1.36983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415.894">
            <text:p>1396643415.894</text:p>
          </table:table-cell>
          <table:table-cell office:value-type="float" office:value="12.044">
            <text:p>12.04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545.821">
            <text:p>1396643545.821</text:p>
          </table:table-cell>
          <table:table-cell office:value-type="float" office:value="44.054">
            <text:p>44.054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420.068">
            <text:p>1396643420.068</text:p>
          </table:table-cell>
          <table:table-cell office:value-type="float" office:value="12.313">
            <text:p>12.313</text:p>
          </table:table-cell>
          <table:table-cell office:value-type="float" office:value="1.3698">
            <text:p>1.3698</text:p>
          </table:table-cell>
          <table:table-cell office:value-type="float" office:value="1.36994">
            <text:p>1.36994</text:p>
          </table:table-cell>
        </table:table-row>
        <table:table-row table:style-name="ro1">
          <table:table-cell office:value-type="float" office:value="1396643560.014">
            <text:p>1396643560.014</text:p>
          </table:table-cell>
          <table:table-cell office:value-type="float" office:value="11.282">
            <text:p>11.282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439.062">
            <text:p>1396643439.062</text:p>
          </table:table-cell>
          <table:table-cell office:value-type="float" office:value="12.455">
            <text:p>12.455</text:p>
          </table:table-cell>
          <table:table-cell office:value-type="float" office:value="1.36981">
            <text:p>1.36981</text:p>
          </table:table-cell>
          <table:table-cell office:value-type="float" office:value="1.36994">
            <text:p>1.36994</text:p>
          </table:table-cell>
        </table:table-row>
        <table:table-row table:style-name="ro1">
          <table:table-cell office:value-type="float" office:value="1396643563.763">
            <text:p>1396643563.763</text:p>
          </table:table-cell>
          <table:table-cell office:value-type="float" office:value="11.078">
            <text:p>11.078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40.317">
            <text:p>1396643440.317</text:p>
          </table:table-cell>
          <table:table-cell office:value-type="float" office:value="13.268">
            <text:p>13.268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03.235">
            <text:p>1396643603.235</text:p>
          </table:table-cell>
          <table:table-cell office:value-type="float" office:value="11.064">
            <text:p>11.064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40.333">
            <text:p>1396643440.333</text:p>
          </table:table-cell>
          <table:table-cell office:value-type="float" office:value="97.74">
            <text:p>97.74</text:p>
          </table:table-cell>
          <table:table-cell office:value-type="float" office:value="1.3698">
            <text:p>1.3698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25.044">
            <text:p>1396643625.044</text:p>
          </table:table-cell>
          <table:table-cell office:value-type="float" office:value="10.714">
            <text:p>10.714</text:p>
          </table:table-cell>
          <table:table-cell office:value-type="float" office:value="1.36978">
            <text:p>1.3697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40.889">
            <text:p>1396643440.889</text:p>
          </table:table-cell>
          <table:table-cell office:value-type="float" office:value="12.707">
            <text:p>12.707</text:p>
          </table:table-cell>
          <table:table-cell office:value-type="float" office:value="1.36981">
            <text:p>1.36981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25.214">
            <text:p>1396643625.214</text:p>
          </table:table-cell>
          <table:table-cell office:value-type="float" office:value="11.209">
            <text:p>11.209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451.487">
            <text:p>1396643451.487</text:p>
          </table:table-cell>
          <table:table-cell office:value-type="float" office:value="14.314">
            <text:p>14.314</text:p>
          </table:table-cell>
          <table:table-cell office:value-type="float" office:value="1.3698">
            <text:p>1.3698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626.72">
            <text:p>1396643626.72</text:p>
          </table:table-cell>
          <table:table-cell office:value-type="float" office:value="13.836">
            <text:p>13.836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460.112">
            <text:p>1396643460.112</text:p>
          </table:table-cell>
          <table:table-cell office:value-type="float" office:value="15.983">
            <text:p>15.983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27.026">
            <text:p>1396643627.026</text:p>
          </table:table-cell>
          <table:table-cell office:value-type="float" office:value="12.677">
            <text:p>12.677</text:p>
          </table:table-cell>
          <table:table-cell office:value-type="float" office:value="1.36976">
            <text:p>1.36976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482.406">
            <text:p>1396643482.406</text:p>
          </table:table-cell>
          <table:table-cell office:value-type="float" office:value="12.444">
            <text:p>12.444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27.336">
            <text:p>1396643627.336</text:p>
          </table:table-cell>
          <table:table-cell office:value-type="float" office:value="11.146">
            <text:p>11.146</text:p>
          </table:table-cell>
          <table:table-cell office:value-type="float" office:value="1.36977">
            <text:p>1.36977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492.161">
            <text:p>1396643492.161</text:p>
          </table:table-cell>
          <table:table-cell office:value-type="float" office:value="12.275">
            <text:p>12.275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27.396">
            <text:p>1396643627.396</text:p>
          </table:table-cell>
          <table:table-cell office:value-type="float" office:value="11.876">
            <text:p>11.876</text:p>
          </table:table-cell>
          <table:table-cell office:value-type="float" office:value="1.36977">
            <text:p>1.36977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506.71">
            <text:p>1396643506.71</text:p>
          </table:table-cell>
          <table:table-cell office:value-type="float" office:value="12.896">
            <text:p>12.896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28.024">
            <text:p>1396643628.024</text:p>
          </table:table-cell>
          <table:table-cell office:value-type="float" office:value="13.542">
            <text:p>13.542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517.746">
            <text:p>1396643517.746</text:p>
          </table:table-cell>
          <table:table-cell office:value-type="float" office:value="14.879">
            <text:p>14.879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28.026">
            <text:p>1396643628.026</text:p>
          </table:table-cell>
          <table:table-cell office:value-type="float" office:value="26.932">
            <text:p>26.932</text:p>
          </table:table-cell>
          <table:table-cell office:value-type="float" office:value="1.36976">
            <text:p>1.36976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522.237">
            <text:p>1396643522.237</text:p>
          </table:table-cell>
          <table:table-cell office:value-type="float" office:value="11.004">
            <text:p>11.004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28.675">
            <text:p>1396643628.675</text:p>
          </table:table-cell>
          <table:table-cell office:value-type="float" office:value="10.352">
            <text:p>10.352</text:p>
          </table:table-cell>
          <table:table-cell office:value-type="float" office:value="1.36975">
            <text:p>1.36975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545.813">
            <text:p>1396643545.813</text:p>
          </table:table-cell>
          <table:table-cell office:value-type="float" office:value="13.256">
            <text:p>13.256</text:p>
          </table:table-cell>
          <table:table-cell office:value-type="float" office:value="1.36983">
            <text:p>1.36983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628.716">
            <text:p>1396643628.716</text:p>
          </table:table-cell>
          <table:table-cell office:value-type="float" office:value="11.16">
            <text:p>11.16</text:p>
          </table:table-cell>
          <table:table-cell office:value-type="float" office:value="1.36973">
            <text:p>1.36973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545.821">
            <text:p>1396643545.821</text:p>
          </table:table-cell>
          <table:table-cell office:value-type="float" office:value="104.878">
            <text:p>104.878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628.783">
            <text:p>1396643628.783</text:p>
          </table:table-cell>
          <table:table-cell office:value-type="float" office:value="11.002">
            <text:p>11.002</text:p>
          </table:table-cell>
          <table:table-cell office:value-type="float" office:value="1.36971">
            <text:p>1.36971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560.014">
            <text:p>1396643560.014</text:p>
          </table:table-cell>
          <table:table-cell office:value-type="float" office:value="12.482">
            <text:p>12.482</text:p>
          </table:table-cell>
          <table:table-cell office:value-type="float" office:value="1.36981">
            <text:p>1.36981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628.829">
            <text:p>1396643628.829</text:p>
          </table:table-cell>
          <table:table-cell office:value-type="float" office:value="11.035">
            <text:p>11.035</text:p>
          </table:table-cell>
          <table:table-cell office:value-type="float" office:value="1.36972">
            <text:p>1.36972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563.763">
            <text:p>1396643563.763</text:p>
          </table:table-cell>
          <table:table-cell office:value-type="float" office:value="12.49">
            <text:p>12.49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29.013">
            <text:p>1396643629.013</text:p>
          </table:table-cell>
          <table:table-cell office:value-type="float" office:value="13.836">
            <text:p>13.836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03.235">
            <text:p>1396643603.235</text:p>
          </table:table-cell>
          <table:table-cell office:value-type="float" office:value="12.3">
            <text:p>12.3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29.379">
            <text:p>1396643629.379</text:p>
          </table:table-cell>
          <table:table-cell office:value-type="float" office:value="10.926">
            <text:p>10.926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25.044">
            <text:p>1396643625.044</text:p>
          </table:table-cell>
          <table:table-cell office:value-type="float" office:value="12.723">
            <text:p>12.723</text:p>
          </table:table-cell>
          <table:table-cell office:value-type="float" office:value="1.36978">
            <text:p>1.3697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30.533">
            <text:p>1396643630.533</text:p>
          </table:table-cell>
          <table:table-cell office:value-type="float" office:value="11.152">
            <text:p>11.152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25.214">
            <text:p>1396643625.214</text:p>
          </table:table-cell>
          <table:table-cell office:value-type="float" office:value="11.493">
            <text:p>11.493</text:p>
          </table:table-cell>
          <table:table-cell office:value-type="float" office:value="1.36979">
            <text:p>1.36979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631.112">
            <text:p>1396643631.112</text:p>
          </table:table-cell>
          <table:table-cell office:value-type="float" office:value="11.542">
            <text:p>11.542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office:value-type="float" office:value="1396643626.72">
            <text:p>1396643626.72</text:p>
          </table:table-cell>
          <table:table-cell office:value-type="float" office:value="15.001">
            <text:p>15.001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631.781">
            <text:p>1396643631.781</text:p>
          </table:table-cell>
          <table:table-cell office:value-type="float" office:value="18.015">
            <text:p>18.015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  <table:table-cell/>
          <table:table-cell office:value-type="float" office:value="1396643627.026">
            <text:p>1396643627.026</text:p>
          </table:table-cell>
          <table:table-cell office:value-type="float" office:value="13.673">
            <text:p>13.673</text:p>
          </table:table-cell>
          <table:table-cell office:value-type="float" office:value="1.36976">
            <text:p>1.36976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634.061">
            <text:p>1396643634.061</text:p>
          </table:table-cell>
          <table:table-cell office:value-type="float" office:value="10.774">
            <text:p>10.774</text:p>
          </table:table-cell>
          <table:table-cell office:value-type="float" office:value="1.36971">
            <text:p>1.36971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27.336">
            <text:p>1396643627.336</text:p>
          </table:table-cell>
          <table:table-cell office:value-type="float" office:value="12.592">
            <text:p>12.592</text:p>
          </table:table-cell>
          <table:table-cell office:value-type="float" office:value="1.36977">
            <text:p>1.36977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34.64">
            <text:p>1396643634.64</text:p>
          </table:table-cell>
          <table:table-cell office:value-type="float" office:value="11.104">
            <text:p>11.104</text:p>
          </table:table-cell>
          <table:table-cell office:value-type="float" office:value="1.36971">
            <text:p>1.36971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27.396">
            <text:p>1396643627.396</text:p>
          </table:table-cell>
          <table:table-cell office:value-type="float" office:value="52.93">
            <text:p>52.93</text:p>
          </table:table-cell>
          <table:table-cell office:value-type="float" office:value="1.36977">
            <text:p>1.36977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41.216">
            <text:p>1396643641.216</text:p>
          </table:table-cell>
          <table:table-cell office:value-type="float" office:value="11.271">
            <text:p>11.271</text:p>
          </table:table-cell>
          <table:table-cell office:value-type="float" office:value="1.36973">
            <text:p>1.36973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628.024">
            <text:p>1396643628.024</text:p>
          </table:table-cell>
          <table:table-cell office:value-type="float" office:value="15.066">
            <text:p>15.066</text:p>
          </table:table-cell>
          <table:table-cell office:value-type="float" office:value="1.3698">
            <text:p>1.3698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641.223">
            <text:p>1396643641.223</text:p>
          </table:table-cell>
          <table:table-cell office:value-type="float" office:value="19.989">
            <text:p>19.989</text:p>
          </table:table-cell>
          <table:table-cell office:value-type="float" office:value="1.36974">
            <text:p>1.36974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28.026">
            <text:p>1396643628.026</text:p>
          </table:table-cell>
          <table:table-cell office:value-type="float" office:value="110.317">
            <text:p>110.317</text:p>
          </table:table-cell>
          <table:table-cell office:value-type="float" office:value="1.36976">
            <text:p>1.36976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41.254">
            <text:p>1396643641.254</text:p>
          </table:table-cell>
          <table:table-cell office:value-type="float" office:value="12.892">
            <text:p>12.892</text:p>
          </table:table-cell>
          <table:table-cell office:value-type="float" office:value="1.36975">
            <text:p>1.36975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28.675">
            <text:p>1396643628.675</text:p>
          </table:table-cell>
          <table:table-cell office:value-type="float" office:value="12.252">
            <text:p>12.252</text:p>
          </table:table-cell>
          <table:table-cell office:value-type="float" office:value="1.36975">
            <text:p>1.36975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641.422">
            <text:p>1396643641.422</text:p>
          </table:table-cell>
          <table:table-cell office:value-type="float" office:value="12.046">
            <text:p>12.046</text:p>
          </table:table-cell>
          <table:table-cell office:value-type="float" office:value="1.36976">
            <text:p>1.36976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28.716">
            <text:p>1396643628.716</text:p>
          </table:table-cell>
          <table:table-cell office:value-type="float" office:value="71.076">
            <text:p>71.076</text:p>
          </table:table-cell>
          <table:table-cell office:value-type="float" office:value="1.36973">
            <text:p>1.36973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41.583">
            <text:p>1396643641.583</text:p>
          </table:table-cell>
          <table:table-cell office:value-type="float" office:value="12.213">
            <text:p>12.213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628.783">
            <text:p>1396643628.783</text:p>
          </table:table-cell>
          <table:table-cell office:value-type="float" office:value="105.694">
            <text:p>105.694</text:p>
          </table:table-cell>
          <table:table-cell office:value-type="float" office:value="1.36971">
            <text:p>1.36971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641.584">
            <text:p>1396643641.584</text:p>
          </table:table-cell>
          <table:table-cell office:value-type="float" office:value="26.585">
            <text:p>26.585</text:p>
          </table:table-cell>
          <table:table-cell office:value-type="float" office:value="1.36976">
            <text:p>1.36976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28.829">
            <text:p>1396643628.829</text:p>
          </table:table-cell>
          <table:table-cell office:value-type="float" office:value="62.173">
            <text:p>62.173</text:p>
          </table:table-cell>
          <table:table-cell office:value-type="float" office:value="1.36972">
            <text:p>1.36972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645.423">
            <text:p>1396643645.423</text:p>
          </table:table-cell>
          <table:table-cell office:value-type="float" office:value="11.637">
            <text:p>11.637</text:p>
          </table:table-cell>
          <table:table-cell office:value-type="float" office:value="1.36974">
            <text:p>1.36974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629.013">
            <text:p>1396643629.013</text:p>
          </table:table-cell>
          <table:table-cell office:value-type="float" office:value="14.902">
            <text:p>14.902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645.508">
            <text:p>1396643645.508</text:p>
          </table:table-cell>
          <table:table-cell office:value-type="float" office:value="12.111">
            <text:p>12.111</text:p>
          </table:table-cell>
          <table:table-cell office:value-type="float" office:value="1.36975">
            <text:p>1.36975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629.379">
            <text:p>1396643629.379</text:p>
          </table:table-cell>
          <table:table-cell office:value-type="float" office:value="12.471">
            <text:p>12.471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645.713">
            <text:p>1396643645.713</text:p>
          </table:table-cell>
          <table:table-cell office:value-type="float" office:value="11.197">
            <text:p>11.197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30.533">
            <text:p>1396643630.533</text:p>
          </table:table-cell>
          <table:table-cell office:value-type="float" office:value="47.219">
            <text:p>47.219</text:p>
          </table:table-cell>
          <table:table-cell office:value-type="float" office:value="1.36972">
            <text:p>1.36972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645.718">
            <text:p>1396643645.718</text:p>
          </table:table-cell>
          <table:table-cell office:value-type="float" office:value="24.064">
            <text:p>24.064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31.112">
            <text:p>1396643631.112</text:p>
          </table:table-cell>
          <table:table-cell office:value-type="float" office:value="12.705">
            <text:p>12.705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</table:table-row>
        <table:table-row table:style-name="ro1">
          <table:table-cell office:value-type="float" office:value="1396643646.537">
            <text:p>1396643646.537</text:p>
          </table:table-cell>
          <table:table-cell office:value-type="float" office:value="11.752">
            <text:p>11.752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31.781">
            <text:p>1396643631.781</text:p>
          </table:table-cell>
          <table:table-cell office:value-type="float" office:value="19.68">
            <text:p>19.68</text:p>
          </table:table-cell>
          <table:table-cell office:value-type="float" office:value="1.36972">
            <text:p>1.36972</text:p>
          </table:table-cell>
          <table:table-cell office:value-type="float" office:value="1.36984">
            <text:p>1.36984</text:p>
          </table:table-cell>
        </table:table-row>
        <table:table-row table:style-name="ro1">
          <table:table-cell office:value-type="float" office:value="1396643646.597">
            <text:p>1396643646.597</text:p>
          </table:table-cell>
          <table:table-cell office:value-type="float" office:value="11.074">
            <text:p>11.074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34.061">
            <text:p>1396643634.061</text:p>
          </table:table-cell>
          <table:table-cell office:value-type="float" office:value="12.288">
            <text:p>12.288</text:p>
          </table:table-cell>
          <table:table-cell office:value-type="float" office:value="1.36971">
            <text:p>1.36971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658.515">
            <text:p>1396643658.515</text:p>
          </table:table-cell>
          <table:table-cell office:value-type="float" office:value="11.151">
            <text:p>11.151</text:p>
          </table:table-cell>
          <table:table-cell office:value-type="float" office:value="1.36971">
            <text:p>1.36971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34.64">
            <text:p>1396643634.64</text:p>
          </table:table-cell>
          <table:table-cell office:value-type="float" office:value="12.033">
            <text:p>12.033</text:p>
          </table:table-cell>
          <table:table-cell office:value-type="float" office:value="1.36971">
            <text:p>1.36971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658.524">
            <text:p>1396643658.524</text:p>
          </table:table-cell>
          <table:table-cell office:value-type="float" office:value="17.794">
            <text:p>17.794</text:p>
          </table:table-cell>
          <table:table-cell office:value-type="float" office:value="1.36973">
            <text:p>1.36973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641.216">
            <text:p>1396643641.216</text:p>
          </table:table-cell>
          <table:table-cell office:value-type="float" office:value="11.637">
            <text:p>11.637</text:p>
          </table:table-cell>
          <table:table-cell office:value-type="float" office:value="1.36973">
            <text:p>1.36973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658.713">
            <text:p>1396643658.713</text:p>
          </table:table-cell>
          <table:table-cell office:value-type="float" office:value="14.489">
            <text:p>14.489</text:p>
          </table:table-cell>
          <table:table-cell office:value-type="float" office:value="1.36973">
            <text:p>1.36973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641.22">
            <text:p>1396643641.22</text:p>
          </table:table-cell>
          <table:table-cell office:value-type="float" office:value="108.095">
            <text:p>108.095</text:p>
          </table:table-cell>
          <table:table-cell office:value-type="float" office:value="1.36972">
            <text:p>1.36972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office:value-type="float" office:value="1396643667.689">
            <text:p>1396643667.689</text:p>
          </table:table-cell>
          <table:table-cell office:value-type="float" office:value="11.262">
            <text:p>11.262</text:p>
          </table:table-cell>
          <table:table-cell office:value-type="float" office:value="1.3697">
            <text:p>1.3697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41.223">
            <text:p>1396643641.223</text:p>
          </table:table-cell>
          <table:table-cell office:value-type="float" office:value="106.119">
            <text:p>106.119</text:p>
          </table:table-cell>
          <table:table-cell office:value-type="float" office:value="1.36974">
            <text:p>1.36974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69.043">
            <text:p>1396643669.043</text:p>
          </table:table-cell>
          <table:table-cell office:value-type="float" office:value="11.833">
            <text:p>11.833</text:p>
          </table:table-cell>
          <table:table-cell office:value-type="float" office:value="1.36971">
            <text:p>1.36971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41.254">
            <text:p>1396643641.254</text:p>
          </table:table-cell>
          <table:table-cell office:value-type="float" office:value="75.904">
            <text:p>75.904</text:p>
          </table:table-cell>
          <table:table-cell office:value-type="float" office:value="1.36975">
            <text:p>1.36975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70.313">
            <text:p>1396643670.313</text:p>
          </table:table-cell>
          <table:table-cell office:value-type="float" office:value="11.374">
            <text:p>11.374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41.422">
            <text:p>1396643641.422</text:p>
          </table:table-cell>
          <table:table-cell office:value-type="float" office:value="11.416">
            <text:p>11.416</text:p>
          </table:table-cell>
          <table:table-cell office:value-type="float" office:value="1.36976">
            <text:p>1.36976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70.32">
            <text:p>1396643670.32</text:p>
          </table:table-cell>
          <table:table-cell office:value-type="float" office:value="19.064">
            <text:p>19.064</text:p>
          </table:table-cell>
          <table:table-cell office:value-type="float" office:value="1.36973">
            <text:p>1.36973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641.583">
            <text:p>1396643641.583</text:p>
          </table:table-cell>
          <table:table-cell office:value-type="float" office:value="12.358">
            <text:p>12.358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670.517">
            <text:p>1396643670.517</text:p>
          </table:table-cell>
          <table:table-cell office:value-type="float" office:value="10.437">
            <text:p>10.437</text:p>
          </table:table-cell>
          <table:table-cell office:value-type="float" office:value="1.36976">
            <text:p>1.36976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641.584">
            <text:p>1396643641.584</text:p>
          </table:table-cell>
          <table:table-cell office:value-type="float" office:value="110.784">
            <text:p>110.784</text:p>
          </table:table-cell>
          <table:table-cell office:value-type="float" office:value="1.36976">
            <text:p>1.36976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670.576">
            <text:p>1396643670.576</text:p>
          </table:table-cell>
          <table:table-cell office:value-type="float" office:value="10.506">
            <text:p>10.506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45.423">
            <text:p>1396643645.423</text:p>
          </table:table-cell>
          <table:table-cell office:value-type="float" office:value="12.438">
            <text:p>12.438</text:p>
          </table:table-cell>
          <table:table-cell office:value-type="float" office:value="1.36974">
            <text:p>1.36974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office:value-type="float" office:value="1396643670.872">
            <text:p>1396643670.872</text:p>
          </table:table-cell>
          <table:table-cell office:value-type="float" office:value="11.543">
            <text:p>11.543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45.508">
            <text:p>1396643645.508</text:p>
          </table:table-cell>
          <table:table-cell office:value-type="float" office:value="126.922">
            <text:p>126.922</text:p>
          </table:table-cell>
          <table:table-cell office:value-type="float" office:value="1.36975">
            <text:p>1.36975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office:value-type="float" office:value="1396643686.017">
            <text:p>1396643686.017</text:p>
          </table:table-cell>
          <table:table-cell office:value-type="float" office:value="11.969">
            <text:p>11.969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645.713">
            <text:p>1396643645.713</text:p>
          </table:table-cell>
          <table:table-cell office:value-type="float" office:value="23.556">
            <text:p>23.556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686.27">
            <text:p>1396643686.27</text:p>
          </table:table-cell>
          <table:table-cell office:value-type="float" office:value="11.399">
            <text:p>11.399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645.715">
            <text:p>1396643645.715</text:p>
          </table:table-cell>
          <table:table-cell office:value-type="float" office:value="120.969">
            <text:p>120.969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694.623">
            <text:p>1396643694.623</text:p>
          </table:table-cell>
          <table:table-cell office:value-type="float" office:value="11.347">
            <text:p>11.347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645.718">
            <text:p>1396643645.718</text:p>
          </table:table-cell>
          <table:table-cell office:value-type="float" office:value="119.633">
            <text:p>119.633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695.013">
            <text:p>1396643695.013</text:p>
          </table:table-cell>
          <table:table-cell office:value-type="float" office:value="12.204">
            <text:p>12.204</text:p>
          </table:table-cell>
          <table:table-cell office:value-type="float" office:value="1.36981">
            <text:p>1.36981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646.537">
            <text:p>1396643646.537</text:p>
          </table:table-cell>
          <table:table-cell office:value-type="float" office:value="12.333">
            <text:p>12.333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695.072">
            <text:p>1396643695.072</text:p>
          </table:table-cell>
          <table:table-cell office:value-type="float" office:value="10.616">
            <text:p>10.616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  <table:table-cell/>
          <table:table-cell office:value-type="float" office:value="1396643646.597">
            <text:p>1396643646.597</text:p>
          </table:table-cell>
          <table:table-cell office:value-type="float" office:value="52.564">
            <text:p>52.564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703.713">
            <text:p>1396643703.713</text:p>
          </table:table-cell>
          <table:table-cell office:value-type="float" office:value="11.45">
            <text:p>11.45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658.515">
            <text:p>1396643658.515</text:p>
          </table:table-cell>
          <table:table-cell office:value-type="float" office:value="13.617">
            <text:p>13.617</text:p>
          </table:table-cell>
          <table:table-cell office:value-type="float" office:value="1.36971">
            <text:p>1.36971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703.723">
            <text:p>1396643703.723</text:p>
          </table:table-cell>
          <table:table-cell office:value-type="float" office:value="16.491">
            <text:p>16.491</text:p>
          </table:table-cell>
          <table:table-cell office:value-type="float" office:value="1.36977">
            <text:p>1.36977</text:p>
          </table:table-cell>
          <table:table-cell office:value-type="float" office:value="1.36995">
            <text:p>1.36995</text:p>
          </table:table-cell>
          <table:table-cell/>
          <table:table-cell office:value-type="float" office:value="1396643658.516">
            <text:p>1396643658.516</text:p>
          </table:table-cell>
          <table:table-cell office:value-type="float" office:value="111.302">
            <text:p>111.302</text:p>
          </table:table-cell>
          <table:table-cell office:value-type="float" office:value="1.36971">
            <text:p>1.36971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703.822">
            <text:p>1396643703.822</text:p>
          </table:table-cell>
          <table:table-cell office:value-type="float" office:value="11.679">
            <text:p>11.679</text:p>
          </table:table-cell>
          <table:table-cell office:value-type="float" office:value="1.36976">
            <text:p>1.36976</text:p>
          </table:table-cell>
          <table:table-cell office:value-type="float" office:value="1.36993">
            <text:p>1.36993</text:p>
          </table:table-cell>
          <table:table-cell/>
          <table:table-cell office:value-type="float" office:value="1396643658.524">
            <text:p>1396643658.524</text:p>
          </table:table-cell>
          <table:table-cell office:value-type="float" office:value="104.867">
            <text:p>104.867</text:p>
          </table:table-cell>
          <table:table-cell office:value-type="float" office:value="1.36973">
            <text:p>1.36973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703.852">
            <text:p>1396643703.852</text:p>
          </table:table-cell>
          <table:table-cell office:value-type="float" office:value="11.338">
            <text:p>11.338</text:p>
          </table:table-cell>
          <table:table-cell office:value-type="float" office:value="1.36976">
            <text:p>1.36976</text:p>
          </table:table-cell>
          <table:table-cell office:value-type="float" office:value="1.36992">
            <text:p>1.36992</text:p>
          </table:table-cell>
          <table:table-cell/>
          <table:table-cell office:value-type="float" office:value="1396643658.713">
            <text:p>1396643658.713</text:p>
          </table:table-cell>
          <table:table-cell office:value-type="float" office:value="16.113">
            <text:p>16.113</text:p>
          </table:table-cell>
          <table:table-cell office:value-type="float" office:value="1.36973">
            <text:p>1.36973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704.131">
            <text:p>1396643704.131</text:p>
          </table:table-cell>
          <table:table-cell office:value-type="float" office:value="11.067">
            <text:p>11.067</text:p>
          </table:table-cell>
          <table:table-cell office:value-type="float" office:value="1.36977">
            <text:p>1.36977</text:p>
          </table:table-cell>
          <table:table-cell office:value-type="float" office:value="1.36991">
            <text:p>1.36991</text:p>
          </table:table-cell>
          <table:table-cell/>
          <table:table-cell office:value-type="float" office:value="1396643667.689">
            <text:p>1396643667.689</text:p>
          </table:table-cell>
          <table:table-cell office:value-type="float" office:value="12.618">
            <text:p>12.618</text:p>
          </table:table-cell>
          <table:table-cell office:value-type="float" office:value="1.3697">
            <text:p>1.3697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704.26">
            <text:p>1396643704.26</text:p>
          </table:table-cell>
          <table:table-cell office:value-type="float" office:value="11.121">
            <text:p>11.121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669.043">
            <text:p>1396643669.043</text:p>
          </table:table-cell>
          <table:table-cell office:value-type="float" office:value="12.54">
            <text:p>12.54</text:p>
          </table:table-cell>
          <table:table-cell office:value-type="float" office:value="1.36971">
            <text:p>1.36971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706.214">
            <text:p>1396643706.214</text:p>
          </table:table-cell>
          <table:table-cell office:value-type="float" office:value="14.068">
            <text:p>14.068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670.313">
            <text:p>1396643670.313</text:p>
          </table:table-cell>
          <table:table-cell office:value-type="float" office:value="12.684">
            <text:p>12.684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706.224">
            <text:p>1396643706.224</text:p>
          </table:table-cell>
          <table:table-cell office:value-type="float" office:value="21.249">
            <text:p>21.249</text:p>
          </table:table-cell>
          <table:table-cell office:value-type="float" office:value="1.36974">
            <text:p>1.36974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670.32">
            <text:p>1396643670.32</text:p>
          </table:table-cell>
          <table:table-cell office:value-type="float" office:value="105.773">
            <text:p>105.773</text:p>
          </table:table-cell>
          <table:table-cell office:value-type="float" office:value="1.36973">
            <text:p>1.36973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office:value-type="float" office:value="1396643706.669">
            <text:p>1396643706.669</text:p>
          </table:table-cell>
          <table:table-cell office:value-type="float" office:value="12.631">
            <text:p>12.631</text:p>
          </table:table-cell>
          <table:table-cell office:value-type="float" office:value="1.36975">
            <text:p>1.36975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670.517">
            <text:p>1396643670.517</text:p>
          </table:table-cell>
          <table:table-cell office:value-type="float" office:value="108.387">
            <text:p>108.387</text:p>
          </table:table-cell>
          <table:table-cell office:value-type="float" office:value="1.36976">
            <text:p>1.36976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711.506">
            <text:p>1396643711.506</text:p>
          </table:table-cell>
          <table:table-cell office:value-type="float" office:value="11.514">
            <text:p>11.514</text:p>
          </table:table-cell>
          <table:table-cell office:value-type="float" office:value="1.36974">
            <text:p>1.36974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670.576">
            <text:p>1396643670.576</text:p>
          </table:table-cell>
          <table:table-cell office:value-type="float" office:value="50.348">
            <text:p>50.348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711.971">
            <text:p>1396643711.971</text:p>
          </table:table-cell>
          <table:table-cell office:value-type="float" office:value="12.203">
            <text:p>12.203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70.872">
            <text:p>1396643670.872</text:p>
          </table:table-cell>
          <table:table-cell office:value-type="float" office:value="14.274">
            <text:p>14.274</text:p>
          </table:table-cell>
          <table:table-cell office:value-type="float" office:value="1.36978">
            <text:p>1.36978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712.122">
            <text:p>1396643712.122</text:p>
          </table:table-cell>
          <table:table-cell office:value-type="float" office:value="10.661">
            <text:p>10.661</text:p>
          </table:table-cell>
          <table:table-cell office:value-type="float" office:value="1.36973">
            <text:p>1.36973</text:p>
          </table:table-cell>
          <table:table-cell office:value-type="float" office:value="1.36986">
            <text:p>1.36986</text:p>
          </table:table-cell>
          <table:table-cell/>
          <table:table-cell office:value-type="float" office:value="1396643686.017">
            <text:p>1396643686.017</text:p>
          </table:table-cell>
          <table:table-cell office:value-type="float" office:value="13.114">
            <text:p>13.114</text:p>
          </table:table-cell>
          <table:table-cell office:value-type="float" office:value="1.36981">
            <text:p>1.36981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713.003">
            <text:p>1396643713.003</text:p>
          </table:table-cell>
          <table:table-cell office:value-type="float" office:value="11.447">
            <text:p>11.447</text:p>
          </table:table-cell>
          <table:table-cell office:value-type="float" office:value="1.36971">
            <text:p>1.36971</text:p>
          </table:table-cell>
          <table:table-cell office:value-type="float" office:value="1.36984">
            <text:p>1.36984</text:p>
          </table:table-cell>
          <table:table-cell/>
          <table:table-cell office:value-type="float" office:value="1396643686.27">
            <text:p>1396643686.27</text:p>
          </table:table-cell>
          <table:table-cell office:value-type="float" office:value="12.385">
            <text:p>12.385</text:p>
          </table:table-cell>
          <table:table-cell office:value-type="float" office:value="1.3698">
            <text:p>1.3698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724.394">
            <text:p>1396643724.394</text:p>
          </table:table-cell>
          <table:table-cell office:value-type="float" office:value="13.037">
            <text:p>13.037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694.623">
            <text:p>1396643694.623</text:p>
          </table:table-cell>
          <table:table-cell office:value-type="float" office:value="12.833">
            <text:p>12.833</text:p>
          </table:table-cell>
          <table:table-cell office:value-type="float" office:value="1.36982">
            <text:p>1.36982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724.621">
            <text:p>1396643724.621</text:p>
          </table:table-cell>
          <table:table-cell office:value-type="float" office:value="10.743">
            <text:p>10.743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95.013">
            <text:p>1396643695.013</text:p>
          </table:table-cell>
          <table:table-cell office:value-type="float" office:value="13.914">
            <text:p>13.914</text:p>
          </table:table-cell>
          <table:table-cell office:value-type="float" office:value="1.36981">
            <text:p>1.36981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725.051">
            <text:p>1396643725.051</text:p>
          </table:table-cell>
          <table:table-cell office:value-type="float" office:value="11.398">
            <text:p>11.398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695.072">
            <text:p>1396643695.072</text:p>
          </table:table-cell>
          <table:table-cell office:value-type="float" office:value="55.827">
            <text:p>55.827</text:p>
          </table:table-cell>
          <table:table-cell office:value-type="float" office:value="1.36984">
            <text:p>1.36984</text:p>
          </table:table-cell>
          <table:table-cell office:value-type="float" office:value="1.36997">
            <text:p>1.36997</text:p>
          </table:table-cell>
        </table:table-row>
        <table:table-row table:style-name="ro1">
          <table:table-cell office:value-type="float" office:value="1396643729.985">
            <text:p>1396643729.985</text:p>
          </table:table-cell>
          <table:table-cell office:value-type="float" office:value="11.289">
            <text:p>11.289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703.713">
            <text:p>1396643703.713</text:p>
          </table:table-cell>
          <table:table-cell office:value-type="float" office:value="11.706">
            <text:p>11.706</text:p>
          </table:table-cell>
          <table:table-cell office:value-type="float" office:value="1.36983">
            <text:p>1.36983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733.506">
            <text:p>1396643733.506</text:p>
          </table:table-cell>
          <table:table-cell office:value-type="float" office:value="11.625">
            <text:p>11.625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703.716">
            <text:p>1396643703.716</text:p>
          </table:table-cell>
          <table:table-cell office:value-type="float" office:value="111.631">
            <text:p>111.631</text:p>
          </table:table-cell>
          <table:table-cell office:value-type="float" office:value="1.36981">
            <text:p>1.36981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737.524">
            <text:p>1396643737.524</text:p>
          </table:table-cell>
          <table:table-cell office:value-type="float" office:value="10.924">
            <text:p>10.924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703.723">
            <text:p>1396643703.723</text:p>
          </table:table-cell>
          <table:table-cell office:value-type="float" office:value="105.566">
            <text:p>105.566</text:p>
          </table:table-cell>
          <table:table-cell office:value-type="float" office:value="1.36977">
            <text:p>1.36977</text:p>
          </table:table-cell>
          <table:table-cell office:value-type="float" office:value="1.36995">
            <text:p>1.36995</text:p>
          </table:table-cell>
        </table:table-row>
        <table:table-row table:style-name="ro1">
          <table:table-cell office:value-type="float" office:value="1396643742.423">
            <text:p>1396643742.423</text:p>
          </table:table-cell>
          <table:table-cell office:value-type="float" office:value="11.697">
            <text:p>11.697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703.822">
            <text:p>1396643703.822</text:p>
          </table:table-cell>
          <table:table-cell office:value-type="float" office:value="104.684">
            <text:p>104.684</text:p>
          </table:table-cell>
          <table:table-cell office:value-type="float" office:value="1.36976">
            <text:p>1.36976</text:p>
          </table:table-cell>
          <table:table-cell office:value-type="float" office:value="1.36993">
            <text:p>1.36993</text:p>
          </table:table-cell>
        </table:table-row>
        <table:table-row table:style-name="ro1">
          <table:table-cell office:value-type="float" office:value="1396643743.453">
            <text:p>1396643743.453</text:p>
          </table:table-cell>
          <table:table-cell office:value-type="float" office:value="11.659">
            <text:p>11.65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703.852">
            <text:p>1396643703.852</text:p>
          </table:table-cell>
          <table:table-cell office:value-type="float" office:value="75.222">
            <text:p>75.222</text:p>
          </table:table-cell>
          <table:table-cell office:value-type="float" office:value="1.36976">
            <text:p>1.36976</text:p>
          </table:table-cell>
          <table:table-cell office:value-type="float" office:value="1.36992">
            <text:p>1.36992</text:p>
          </table:table-cell>
        </table:table-row>
        <table:table-row table:style-name="ro1">
          <table:table-cell office:value-type="float" office:value="1396643755.294">
            <text:p>1396643755.294</text:p>
          </table:table-cell>
          <table:table-cell office:value-type="float" office:value="10.924">
            <text:p>10.924</text:p>
          </table:table-cell>
          <table:table-cell office:value-type="float" office:value="1.36974">
            <text:p>1.36974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704.131">
            <text:p>1396643704.131</text:p>
          </table:table-cell>
          <table:table-cell office:value-type="float" office:value="11.245">
            <text:p>11.245</text:p>
          </table:table-cell>
          <table:table-cell office:value-type="float" office:value="1.36977">
            <text:p>1.36977</text:p>
          </table:table-cell>
          <table:table-cell office:value-type="float" office:value="1.36991">
            <text:p>1.36991</text:p>
          </table:table-cell>
        </table:table-row>
        <table:table-row table:style-name="ro1">
          <table:table-cell office:value-type="float" office:value="1396643755.413">
            <text:p>1396643755.413</text:p>
          </table:table-cell>
          <table:table-cell office:value-type="float" office:value="12.545">
            <text:p>12.545</text:p>
          </table:table-cell>
          <table:table-cell office:value-type="float" office:value="1.36975">
            <text:p>1.36975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704.26">
            <text:p>1396643704.26</text:p>
          </table:table-cell>
          <table:table-cell office:value-type="float" office:value="11.199">
            <text:p>11.199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755.421">
            <text:p>1396643755.421</text:p>
          </table:table-cell>
          <table:table-cell office:value-type="float" office:value="21.625">
            <text:p>21.625</text:p>
          </table:table-cell>
          <table:table-cell office:value-type="float" office:value="1.36975">
            <text:p>1.36975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706.214">
            <text:p>1396643706.214</text:p>
          </table:table-cell>
          <table:table-cell office:value-type="float" office:value="14.912">
            <text:p>14.912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755.61">
            <text:p>1396643755.61</text:p>
          </table:table-cell>
          <table:table-cell office:value-type="float" office:value="11.648">
            <text:p>11.648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  <table:table-cell/>
          <table:table-cell office:value-type="float" office:value="1396643706.224">
            <text:p>1396643706.224</text:p>
          </table:table-cell>
          <table:table-cell office:value-type="float" office:value="103.146">
            <text:p>103.146</text:p>
          </table:table-cell>
          <table:table-cell office:value-type="float" office:value="1.36974">
            <text:p>1.36974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office:value-type="float" office:value="1396643758.328">
            <text:p>1396643758.328</text:p>
          </table:table-cell>
          <table:table-cell office:value-type="float" office:value="10.785">
            <text:p>10.785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706.669">
            <text:p>1396643706.669</text:p>
          </table:table-cell>
          <table:table-cell office:value-type="float" office:value="13.42">
            <text:p>13.42</text:p>
          </table:table-cell>
          <table:table-cell office:value-type="float" office:value="1.36975">
            <text:p>1.36975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764.622">
            <text:p>1396643764.622</text:p>
          </table:table-cell>
          <table:table-cell office:value-type="float" office:value="11.085">
            <text:p>11.085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711.506">
            <text:p>1396643711.506</text:p>
          </table:table-cell>
          <table:table-cell office:value-type="float" office:value="12.538">
            <text:p>12.538</text:p>
          </table:table-cell>
          <table:table-cell office:value-type="float" office:value="1.36974">
            <text:p>1.36974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office:value-type="float" office:value="1396643764.82">
            <text:p>1396643764.82</text:p>
          </table:table-cell>
          <table:table-cell office:value-type="float" office:value="15.013">
            <text:p>15.013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711.971">
            <text:p>1396643711.971</text:p>
          </table:table-cell>
          <table:table-cell office:value-type="float" office:value="12.617">
            <text:p>12.617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764.82">
            <text:p>1396643764.82</text:p>
          </table:table-cell>
          <table:table-cell office:value-type="float" office:value="40.223">
            <text:p>40.223</text:p>
          </table:table-cell>
          <table:table-cell office:value-type="float" office:value="1.36975">
            <text:p>1.36975</text:p>
          </table:table-cell>
          <table:table-cell office:value-type="float" office:value="1.36989">
            <text:p>1.36989</text:p>
          </table:table-cell>
          <table:table-cell/>
          <table:table-cell office:value-type="float" office:value="1396643712.122">
            <text:p>1396643712.122</text:p>
          </table:table-cell>
          <table:table-cell office:value-type="float" office:value="11.305">
            <text:p>11.305</text:p>
          </table:table-cell>
          <table:table-cell office:value-type="float" office:value="1.36973">
            <text:p>1.36973</text:p>
          </table:table-cell>
          <table:table-cell office:value-type="float" office:value="1.36986">
            <text:p>1.36986</text:p>
          </table:table-cell>
        </table:table-row>
        <table:table-row table:style-name="ro1">
          <table:table-cell office:value-type="float" office:value="1396643766.84">
            <text:p>1396643766.84</text:p>
          </table:table-cell>
          <table:table-cell office:value-type="float" office:value="12.783">
            <text:p>12.783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  <table:table-cell/>
          <table:table-cell office:value-type="float" office:value="1396643713.003">
            <text:p>1396643713.003</text:p>
          </table:table-cell>
          <table:table-cell office:value-type="float" office:value="11.815">
            <text:p>11.815</text:p>
          </table:table-cell>
          <table:table-cell office:value-type="float" office:value="1.36971">
            <text:p>1.36971</text:p>
          </table:table-cell>
          <table:table-cell office:value-type="float" office:value="1.36984">
            <text:p>1.36984</text:p>
          </table:table-cell>
        </table:table-row>
        <table:table-row table:style-name="ro1">
          <table:table-cell office:value-type="float" office:value="1396643770.974">
            <text:p>1396643770.974</text:p>
          </table:table-cell>
          <table:table-cell office:value-type="float" office:value="12.552">
            <text:p>12.552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office:value-type="float" office:value="1396643724.394">
            <text:p>1396643724.394</text:p>
          </table:table-cell>
          <table:table-cell office:value-type="float" office:value="14.08">
            <text:p>14.08</text:p>
          </table:table-cell>
          <table:table-cell office:value-type="float" office:value="1.36974">
            <text:p>1.36974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office:value-type="float" office:value="1396643771.214">
            <text:p>1396643771.214</text:p>
          </table:table-cell>
          <table:table-cell office:value-type="float" office:value="11.758">
            <text:p>11.758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  <table:table-cell/>
          <table:table-cell office:value-type="float" office:value="1396643724.621">
            <text:p>1396643724.621</text:p>
          </table:table-cell>
          <table:table-cell office:value-type="float" office:value="11.875">
            <text:p>11.875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775.312">
            <text:p>1396643775.312</text:p>
          </table:table-cell>
          <table:table-cell office:value-type="float" office:value="12.1">
            <text:p>12.1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725.051">
            <text:p>1396643725.051</text:p>
          </table:table-cell>
          <table:table-cell office:value-type="float" office:value="12.105">
            <text:p>12.105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775.32">
            <text:p>1396643775.32</text:p>
          </table:table-cell>
          <table:table-cell office:value-type="float" office:value="20.39">
            <text:p>20.39</text:p>
          </table:table-cell>
          <table:table-cell office:value-type="float" office:value="1.36971">
            <text:p>1.36971</text:p>
          </table:table-cell>
          <table:table-cell office:value-type="float" office:value="1.36987">
            <text:p>1.36987</text:p>
          </table:table-cell>
          <table:table-cell/>
          <table:table-cell office:value-type="float" office:value="1396643729.985">
            <text:p>1396643729.985</text:p>
          </table:table-cell>
          <table:table-cell office:value-type="float" office:value="12.429">
            <text:p>12.429</text:p>
          </table:table-cell>
          <table:table-cell office:value-type="float" office:value="1.36975">
            <text:p>1.36975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office:value-type="float" office:value="1396643779.37">
            <text:p>1396643779.37</text:p>
          </table:table-cell>
          <table:table-cell office:value-type="float" office:value="10.902">
            <text:p>10.902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733.506">
            <text:p>1396643733.506</text:p>
          </table:table-cell>
          <table:table-cell office:value-type="float" office:value="12.914">
            <text:p>12.914</text:p>
          </table:table-cell>
          <table:table-cell office:value-type="float" office:value="1.36977">
            <text:p>1.36977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office:value-type="float" office:value="1396643797.051">
            <text:p>1396643797.051</text:p>
          </table:table-cell>
          <table:table-cell office:value-type="float" office:value="11.23">
            <text:p>11.23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  <table:table-cell/>
          <table:table-cell office:value-type="float" office:value="1396643737.524">
            <text:p>1396643737.524</text:p>
          </table:table-cell>
          <table:table-cell office:value-type="float" office:value="12.875">
            <text:p>12.875</text:p>
          </table:table-cell>
          <table:table-cell office:value-type="float" office:value="1.36978">
            <text:p>1.36978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table:number-columns-repeated="5"/>
          <table:table-cell office:value-type="float" office:value="1396643742.423">
            <text:p>1396643742.423</text:p>
          </table:table-cell>
          <table:table-cell office:value-type="float" office:value="13.043">
            <text:p>13.043</text:p>
          </table:table-cell>
          <table:table-cell office:value-type="float" office:value="1.36977">
            <text:p>1.36977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table:number-columns-repeated="5"/>
          <table:table-cell office:value-type="float" office:value="1396643743.453">
            <text:p>1396643743.453</text:p>
          </table:table-cell>
          <table:table-cell office:value-type="float" office:value="11.984">
            <text:p>11.984</text:p>
          </table:table-cell>
          <table:table-cell office:value-type="float" office:value="1.36978">
            <text:p>1.36978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table:number-columns-repeated="5"/>
          <table:table-cell office:value-type="float" office:value="1396643755.294">
            <text:p>1396643755.294</text:p>
          </table:table-cell>
          <table:table-cell office:value-type="float" office:value="12.434">
            <text:p>12.434</text:p>
          </table:table-cell>
          <table:table-cell office:value-type="float" office:value="1.36974">
            <text:p>1.36974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table:number-columns-repeated="5"/>
          <table:table-cell office:value-type="float" office:value="1396643755.413">
            <text:p>1396643755.413</text:p>
          </table:table-cell>
          <table:table-cell office:value-type="float" office:value="13.984">
            <text:p>13.984</text:p>
          </table:table-cell>
          <table:table-cell office:value-type="float" office:value="1.36975">
            <text:p>1.36975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table:number-columns-repeated="5"/>
          <table:table-cell office:value-type="float" office:value="1396643755.421">
            <text:p>1396643755.421</text:p>
          </table:table-cell>
          <table:table-cell office:value-type="float" office:value="105.318">
            <text:p>105.318</text:p>
          </table:table-cell>
          <table:table-cell office:value-type="float" office:value="1.36975">
            <text:p>1.36975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table:number-columns-repeated="5"/>
          <table:table-cell office:value-type="float" office:value="1396643755.61">
            <text:p>1396643755.61</text:p>
          </table:table-cell>
          <table:table-cell office:value-type="float" office:value="17.907">
            <text:p>17.907</text:p>
          </table:table-cell>
          <table:table-cell office:value-type="float" office:value="1.36976">
            <text:p>1.36976</text:p>
          </table:table-cell>
          <table:table-cell office:value-type="float" office:value="1.3699">
            <text:p>1.3699</text:p>
          </table:table-cell>
        </table:table-row>
        <table:table-row table:style-name="ro1">
          <table:table-cell table:number-columns-repeated="5"/>
          <table:table-cell office:value-type="float" office:value="1396643758.328">
            <text:p>1396643758.328</text:p>
          </table:table-cell>
          <table:table-cell office:value-type="float" office:value="13.066">
            <text:p>13.066</text:p>
          </table:table-cell>
          <table:table-cell office:value-type="float" office:value="1.36973">
            <text:p>1.36973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table:number-columns-repeated="5"/>
          <table:table-cell office:value-type="float" office:value="1396643764.622">
            <text:p>1396643764.622</text:p>
          </table:table-cell>
          <table:table-cell office:value-type="float" office:value="12.865">
            <text:p>12.865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table:number-columns-repeated="5"/>
          <table:table-cell office:value-type="float" office:value="1396643764.82">
            <text:p>1396643764.82</text:p>
          </table:table-cell>
          <table:table-cell office:value-type="float" office:value="15.918">
            <text:p>15.918</text:p>
          </table:table-cell>
          <table:table-cell office:value-type="float" office:value="1.36976">
            <text:p>1.36976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table:number-columns-repeated="5"/>
          <table:table-cell office:value-type="float" office:value="1396643764.82">
            <text:p>1396643764.82</text:p>
          </table:table-cell>
          <table:table-cell office:value-type="float" office:value="115.761">
            <text:p>115.761</text:p>
          </table:table-cell>
          <table:table-cell office:value-type="float" office:value="1.36975">
            <text:p>1.36975</text:p>
          </table:table-cell>
          <table:table-cell office:value-type="float" office:value="1.36989">
            <text:p>1.36989</text:p>
          </table:table-cell>
        </table:table-row>
        <table:table-row table:style-name="ro1">
          <table:table-cell table:number-columns-repeated="5"/>
          <table:table-cell office:value-type="float" office:value="1396643766.84">
            <text:p>1396643766.84</text:p>
          </table:table-cell>
          <table:table-cell office:value-type="float" office:value="12.796">
            <text:p>12.796</text:p>
          </table:table-cell>
          <table:table-cell office:value-type="float" office:value="1.36977">
            <text:p>1.36977</text:p>
          </table:table-cell>
          <table:table-cell office:value-type="float" office:value="1.36988">
            <text:p>1.36988</text:p>
          </table:table-cell>
        </table:table-row>
        <table:table-row table:style-name="ro1">
          <table:table-cell table:number-columns-repeated="5"/>
          <table:table-cell office:value-type="float" office:value="1396643770.974">
            <text:p>1396643770.974</text:p>
          </table:table-cell>
          <table:table-cell office:value-type="float" office:value="14.1">
            <text:p>14.1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</table:table-row>
        <table:table-row table:style-name="ro1">
          <table:table-cell table:number-columns-repeated="5"/>
          <table:table-cell office:value-type="float" office:value="1396643771.214">
            <text:p>1396643771.214</text:p>
          </table:table-cell>
          <table:table-cell office:value-type="float" office:value="13.037">
            <text:p>13.037</text:p>
          </table:table-cell>
          <table:table-cell office:value-type="float" office:value="1.36975">
            <text:p>1.36975</text:p>
          </table:table-cell>
          <table:table-cell office:value-type="float" office:value="1.36986">
            <text:p>1.36986</text:p>
          </table:table-cell>
        </table:table-row>
        <table:table-row table:style-name="ro1">
          <table:table-cell table:number-columns-repeated="5"/>
          <table:table-cell office:value-type="float" office:value="1396643775.312">
            <text:p>1396643775.312</text:p>
          </table:table-cell>
          <table:table-cell office:value-type="float" office:value="13.258">
            <text:p>13.258</text:p>
          </table:table-cell>
          <table:table-cell office:value-type="float" office:value="1.36974">
            <text:p>1.36974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table:number-columns-repeated="5"/>
          <table:table-cell office:value-type="float" office:value="1396643775.315">
            <text:p>1396643775.315</text:p>
          </table:table-cell>
          <table:table-cell office:value-type="float" office:value="119.471">
            <text:p>119.471</text:p>
          </table:table-cell>
          <table:table-cell office:value-type="float" office:value="1.36972">
            <text:p>1.36972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table:number-columns-repeated="5"/>
          <table:table-cell office:value-type="float" office:value="1396643775.32">
            <text:p>1396643775.32</text:p>
          </table:table-cell>
          <table:table-cell office:value-type="float" office:value="115.785">
            <text:p>115.785</text:p>
          </table:table-cell>
          <table:table-cell office:value-type="float" office:value="1.36971">
            <text:p>1.36971</text:p>
          </table:table-cell>
          <table:table-cell office:value-type="float" office:value="1.36987">
            <text:p>1.36987</text:p>
          </table:table-cell>
        </table:table-row>
        <table:table-row table:style-name="ro1">
          <table:table-cell table:number-columns-repeated="5"/>
          <table:table-cell office:value-type="float" office:value="1396643779.37">
            <text:p>1396643779.37</text:p>
          </table:table-cell>
          <table:table-cell office:value-type="float" office:value="12.162">
            <text:p>12.162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</table:table-row>
        <table:table-row table:style-name="ro1">
          <table:table-cell table:number-columns-repeated="5"/>
          <table:table-cell office:value-type="float" office:value="1396643797.051">
            <text:p>1396643797.051</text:p>
          </table:table-cell>
          <table:table-cell office:value-type="float" office:value="12.377">
            <text:p>12.377</text:p>
          </table:table-cell>
          <table:table-cell office:value-type="float" office:value="1.36973">
            <text:p>1.36973</text:p>
          </table:table-cell>
          <table:table-cell office:value-type="float" office:value="1.36985">
            <text:p>1.36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4T16:39:33</dc:date>
    <meta:document-statistic meta:table-count="1" meta:cell-count="2640" meta:object-count="0"/>
    <meta:generator>LibreOffice/3.5$Linux_X86_64 LibreOffice_project/350m1$Build-2</meta:generator>
  </office:meta>
</office:document-meta>
</file>